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CEB000009B0F45FCF2FCEC23D81.png" manifest:media-type="image/png"/>
  <manifest:file-entry manifest:full-path="Pictures/1000020100000CEB000009B000C1FCB2F58C8876.png" manifest:media-type="image/png"/>
  <manifest:file-entry manifest:full-path="Pictures/1000020100000CEB000009B0D2F9445EEB7C7F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PS" svg:font-family="'Nimbus Mono PS'" style:font-pitch="fixed"/>
    <style:font-face style:name="Droid Sans Mono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Mono1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94cm" fo:min-width="1.238cm"/>
    </style:style>
    <style:style style:name="gr3" style:family="graphic" style:parent-style-name="standard">
      <style:graphic-properties svg:stroke-width="0.106cm" svg:stroke-color="#5983b0" draw:marker-start="Arrow" draw:marker-start-width="0.358cm" draw:marker-end-width="0.358cm" draw:fill="none" draw:textarea-horizontal-align="justify" draw:textarea-vertical-align="middle" draw:auto-grow-height="false" fo:min-height="0.95cm" fo:min-width="6.1cm" fo:padding-top="0.177cm" fo:padding-bottom="0.177cm" fo:padding-left="0.302cm" fo:padding-right="0.302cm" draw:shadow="hidden" draw:shadow-opacity="88%"/>
    </style:style>
    <style:style style:name="gr4" style:family="graphic" style:parent-style-name="objectwithoutfill">
      <style:graphic-properties svg:stroke-width="0.106cm" svg:stroke-color="#5983b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svg:stroke-width="0.106cm" svg:stroke-color="#5983b0" draw:marker-start="Arrow" draw:marker-start-width="0.358cm" draw:marker-end-width="0.358cm" draw:fill="none" draw:textarea-horizontal-align="justify" draw:textarea-vertical-align="middle" draw:auto-grow-height="false" fo:min-height="0.846cm" fo:min-width="10.196cm" fo:padding-top="0.177cm" fo:padding-bottom="0.177cm" fo:padding-left="0.302cm" fo:padding-right="0.302cm" draw:shadow="hidden" draw:shadow-opacity="88%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8" style:family="graphic" style:parent-style-name="standard">
      <style:graphic-properties svg:stroke-width="0.106cm" svg:stroke-color="#5983b0" draw:marker-start="Arrow" draw:marker-start-width="0.358cm" draw:marker-end-width="0.358cm" draw:fill="none" draw:textarea-horizontal-align="justify" draw:textarea-vertical-align="middle" draw:auto-grow-height="false" fo:min-height="1.246cm" fo:min-width="12.396cm" fo:padding-top="0.177cm" fo:padding-bottom="0.177cm" fo:padding-left="0.302cm" fo:padding-right="0.302cm" draw:shadow="hidden" draw:shadow-opacity="88%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10" style:family="graphic" style:parent-style-name="standard">
      <style:graphic-properties svg:stroke-width="0.106cm" svg:stroke-color="#5983b0" draw:marker-start="Arrow" draw:marker-start-width="0.358cm" draw:marker-end-width="0.358cm" draw:fill="none" draw:textarea-horizontal-align="justify" draw:textarea-vertical-align="middle" draw:auto-grow-height="false" fo:min-height="0.446cm" fo:min-width="9.596cm" fo:padding-top="0.177cm" fo:padding-bottom="0.177cm" fo:padding-left="0.302cm" fo:padding-right="0.302cm" draw:shadow="hidden" draw:shadow-opacity="88%"/>
    </style:style>
    <style:style style:name="gr11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2.644cm" fo:min-width="25.794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5.244cm" fo:min-width="11.994cm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616cm" fo:min-width="1.238cm"/>
    </style:style>
    <style:style style:name="gr14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4.244cm" fo:min-width="19.794cm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816cm" fo:min-width="1.238cm"/>
    </style:style>
    <style:style style:name="gr16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2.244cm" fo:min-width="6.794cm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065cm"/>
    </style:style>
    <style:style style:name="gr18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6.044cm" fo:min-width="9.594cm" fo:padding-top="0.178cm" fo:padding-bottom="0.178cm" fo:padding-left="0.303cm" fo:padding-right="0.303cm"/>
    </style:style>
    <style:style style:name="gr19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0.444cm" fo:min-width="14.394cm" fo:padding-top="0.178cm" fo:padding-bottom="0.178cm" fo:padding-left="0.303cm" fo:padding-right="0.30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529cm" fo:min-width="1.238cm"/>
    </style:style>
    <style:style style:name="gr21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2.044cm" fo:min-width="21.394cm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0.644cm" fo:min-width="11.794cm" fo:padding-top="0.178cm" fo:padding-bottom="0.178cm" fo:padding-left="0.303cm" fo:padding-right="0.303cm"/>
    </style:style>
    <style:style style:name="gr23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4.844cm" fo:min-width="9.994cm" fo:padding-top="0.178cm" fo:padding-bottom="0.178cm" fo:padding-left="0.303cm" fo:padding-right="0.303cm"/>
    </style:style>
    <style:style style:name="gr24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2.644cm" fo:min-width="25.594cm" fo:padding-top="0.178cm" fo:padding-bottom="0.178cm" fo:padding-left="0.303cm" fo:padding-right="0.30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825cm" fo:min-width="1.23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5cm" fo:min-width="1.23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94cm" fo:min-width="1.238cm"/>
    </style:style>
    <style:style style:name="pr1" style:family="presentation" style:parent-style-name="Title-title">
      <style:graphic-properties draw:auto-grow-height="true" fo:min-height="2.762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One_20_Column-title">
      <style:graphic-properties draw:auto-grow-height="true" fo:min-height="3.473cm"/>
    </style:style>
    <style:style style:name="pr7" style:family="presentation" style:parent-style-name="One_20_Column-outline1" style:list-style-name="L2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text-properties fo:color="#2a6099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cm" fo:margin-bottom="0cm"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color="#5983b0" fo:font-size="32pt"/>
    </style:style>
    <style:style style:name="P10" style:family="paragraph">
      <loext:graphic-properties draw:fill="none" draw:fill-color="#ffffff"/>
      <style:text-properties fo:color="#5983b0" fo:font-size="32pt"/>
    </style:style>
    <style:style style:name="P11" style:family="paragraph">
      <style:paragraph-properties fo:margin-top="0cm" fo:margin-bottom="0cm" fo:text-align="start"/>
      <style:text-properties fo:font-variant="normal" fo:text-transform="none" style:use-window-font-color="true" style:text-outline="false" style:text-line-through-style="none" style:text-line-through-type="none" style:font-name="Droid Sans Mono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P12" style:family="paragraph">
      <style:text-properties style:font-name="Droid Sans Mono"/>
    </style:style>
    <style:style style:name="P13" style:family="paragraph">
      <style:paragraph-properties fo:margin-top="0cm" fo:margin-bottom="0cm" fo:text-align="start"/>
      <style:text-properties fo:font-variant="normal" fo:text-transform="none" style:use-window-font-color="true" style:text-outline="false" style:text-line-through-style="none" style:text-line-through-type="none" style:font-name="Droid Sans Mono" fo:font-size="15.5pt" fo:font-style="normal" fo:text-shadow="none" style:text-underline-style="none" fo:font-weight="normal" style:letter-kerning="true" fo:background-color="transparent" style:font-size-asian="15.5pt" style:font-size-complex="15.5pt" style:text-emphasize="none" style:font-relief="none" style:text-overline-style="none" style:text-overline-color="font-color"/>
    </style:style>
    <style:style style:name="P14" style:family="paragraph">
      <style:text-properties style:font-name="Droid Sans Mono" fo:font-size="15.5pt" style:font-size-asian="15.5pt" style:font-size-complex="15.5pt"/>
    </style:style>
    <style:style style:name="P15" style:family="paragraph">
      <style:paragraph-properties fo:margin-top="0cm" fo:margin-bottom="0cm" fo:text-align="start"/>
      <style:text-properties fo:font-variant="normal" fo:text-transform="none" style:use-window-font-color="true" style:text-outline="false" style:text-line-through-style="none" style:text-line-through-type="none" style:font-name="Droid Sans Mono" fo:font-size="18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P16" style:family="paragraph">
      <style:text-properties style:font-name="Droid Sans Mono" fo:font-size="18pt" style:font-size-asian="18pt" style:font-size-complex="18pt"/>
    </style:style>
    <style:style style:name="P17" style:family="paragraph">
      <style:text-properties fo:font-size="18pt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style:paragraph-properties fo:margin-top="0cm" fo:margin-bottom="0cm" fo:text-align="start"/>
      <style:text-properties fo:font-variant="normal" fo:text-transform="none" style:use-window-font-color="true" style:text-outline="false" style:text-line-through-style="none" style:text-line-through-type="none" style:font-name="Droid Sans Mono" fo:font-size="14pt" fo:font-style="normal" fo:text-shadow="none" style:text-underline-style="none" fo:font-weight="normal" style:letter-kerning="true" fo:background-color="transparent" style:font-size-asian="15.5pt" style:font-size-complex="15.5pt" style:text-emphasize="none" style:font-relief="none" style:text-overline-style="none" style:text-overline-color="font-color"/>
    </style:style>
    <style:style style:name="P20" style:family="paragraph">
      <style:text-properties style:font-name="Droid Sans Mono" fo:font-size="14pt" style:font-size-asian="15.5pt" style:font-size-complex="15.5pt"/>
    </style:style>
    <style:style style:name="P21" style:family="paragraph">
      <style:paragraph-properties fo:text-align="center"/>
      <style:text-properties fo:font-size="18pt"/>
    </style:style>
    <style:style style:name="P22" style:family="paragraph">
      <loext:graphic-properties draw:fill="none" draw:fill-color="#ffffff"/>
      <style:paragraph-properties fo:text-align="center"/>
      <style:text-properties fo:font-size="18pt" style:font-size-asian="36pt" style:font-size-complex="36pt"/>
    </style:style>
    <style:style style:name="P23" style:family="paragraph">
      <loext:graphic-properties draw:fill="none" draw:fill-color="#ffffff"/>
      <style:paragraph-properties fo:text-align="center"/>
      <style:text-properties fo:font-size="18pt" style:font-size-asian="54pt" style:font-size-complex="54pt"/>
    </style:style>
    <style:style style:name="T1" style:family="text">
      <style:text-properties fo:font-size="26pt" style:font-size-asian="15pt" style:font-size-complex="15pt"/>
    </style:style>
    <style:style style:name="T2" style:family="text">
      <style:text-properties fo:color="#2a6099"/>
    </style:style>
    <style:style style:name="T3" style:family="text">
      <style:text-properties fo:color="#ff3838" fo:font-size="22pt" fo:font-style="italic" style:font-size-asian="16pt" style:font-style-asian="italic" style:font-size-complex="16pt" style:font-style-complex="italic"/>
    </style:style>
    <style:style style:name="T4" style:family="text">
      <style:text-properties fo:color="#ff3838" fo:font-size="22pt" style:font-size-asian="16pt" style:font-size-complex="16pt"/>
    </style:style>
    <style:style style:name="T5" style:family="text">
      <style:text-properties fo:font-size="20pt" style:font-size-asian="15pt" style:font-size-complex="15pt"/>
    </style:style>
    <style:style style:name="T6" style:family="text">
      <style:text-properties fo:color="#ffffff" fo:font-size="18pt" style:font-size-asian="14pt" style:font-size-complex="14pt"/>
    </style:style>
    <style:style style:name="T7" style:family="text">
      <style:text-properties fo:color="#ff3838" fo:font-size="18pt" style:font-size-asian="14pt" style:font-size-complex="14pt"/>
    </style:style>
    <style:style style:name="T8" style:family="text">
      <style:text-properties fo:color="#ffffff" fo:font-size="18pt" fo:font-style="italic" style:font-size-asian="14pt" style:font-style-asian="italic" style:font-size-complex="14pt" style:font-style-complex="italic"/>
    </style:style>
    <style:style style:name="T9" style:family="text">
      <style:text-properties fo:font-variant="normal" fo:text-transform="none" fo:color="#ff3838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4pt" style:font-size-complex="14pt" style:text-emphasize="none" style:font-relief="none" style:text-overline-style="none" style:text-overline-color="font-color"/>
    </style:style>
    <style:style style:name="T10" style:family="text">
      <style:text-properties fo:color="#ff3838"/>
    </style:style>
    <style:style style:name="T11" style:family="text">
      <style:text-properties fo:color="#ffffff" fo:font-size="22pt" style:font-size-asian="16pt" style:font-size-complex="16pt"/>
    </style:style>
    <style:style style:name="T12" style:family="text">
      <style:text-properties fo:color="#ffffff" style:font-name="Droid Sans Mono" fo:font-size="22pt" style:font-size-asian="16pt" style:font-size-complex="16pt"/>
    </style:style>
    <style:style style:name="T13" style:family="text">
      <style:text-properties fo:color="#ff3838" style:font-name="Droid Sans Mono" fo:font-size="22pt" style:font-size-asian="16pt" style:font-size-complex="16pt"/>
    </style:style>
    <style:style style:name="T14" style:family="text">
      <style:text-properties fo:color="#e0c2cd" style:font-name="Droid Sans Mono" fo:font-size="22pt" style:font-size-asian="16pt" style:font-size-complex="16pt"/>
    </style:style>
    <style:style style:name="T15" style:family="text">
      <style:text-properties fo:color="#00a933" style:font-name="Droid Sans Mono" fo:font-size="22pt" style:font-size-asian="16pt" style:font-size-complex="16pt"/>
    </style:style>
    <style:style style:name="T16" style:family="text">
      <style:text-properties fo:color="#5983b0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roid Sans Mono" fo:font-size="24pt" fo:font-style="normal" fo:text-shadow="none" style:text-underline-style="none" fo:font-weight="normal" style:letter-kerning="true" fo:background-color="transparent" style:font-size-asian="13pt" style:font-size-complex="13pt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3838" style:text-outline="false" style:text-line-through-style="none" style:text-line-through-type="none" style:font-name="Droid Sans Mono" fo:font-size="24pt" fo:font-style="normal" fo:text-shadow="none" style:text-underline-style="none" fo:font-weight="normal" style:letter-kerning="true" fo:background-color="transparent" style:font-size-asian="13pt" style:font-size-complex="13pt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a933" style:text-outline="false" style:text-line-through-style="none" style:text-line-through-type="none" style:font-name="Droid Sans Mono" fo:font-size="24pt" fo:font-style="normal" fo:text-shadow="none" style:text-underline-style="none" fo:font-weight="normal" style:letter-kerning="true" fo:background-color="transparent" style:font-size-asian="13pt" style:font-size-complex="13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15pt" style:font-size-complex="15pt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16pt" style:font-size-complex="16pt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bf00" style:text-outline="false" style:text-line-through-style="none" style:text-line-through-type="none" style:font-name="Droid Sans Mono" fo:font-size="24pt" fo:font-style="normal" fo:text-shadow="none" style:text-underline-style="none" fo:font-weight="normal" style:letter-kerning="true" fo:background-color="transparent" style:font-size-asian="13pt" style:font-size-complex="13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e0c2cd" style:text-outline="false" style:text-line-through-style="none" style:text-line-through-type="none" style:font-name="Droid Sans Mono" fo:font-size="24pt" fo:font-style="normal" fo:text-shadow="none" style:text-underline-style="none" fo:font-weight="normal" style:letter-kerning="true" fo:background-color="transparent" style:font-size-asian="13pt" style:font-size-complex="13pt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Droid Sans Mono" fo:font-size="32pt" fo:font-style="normal" fo:text-shadow="none" style:text-underline-style="none" fo:font-weight="normal" style:letter-kerning="true" fo:background-color="transparent" style:font-size-asian="16pt" style:font-size-complex="16pt" style:text-emphasize="none" style:font-relief="none" style:text-overline-style="none" style:text-overline-color="font-color"/>
    </style:style>
    <style:style style:name="T25" style:family="text">
      <style:text-properties fo:color="#ff3838" style:font-name="Droid Sans Mono"/>
    </style:style>
    <style:style style:name="T26" style:family="text">
      <style:text-properties fo:color="#ffffff" style:font-name="Droid Sans Mono" fo:font-size="15.5pt" style:font-size-asian="15.5pt" style:font-size-complex="15.5pt"/>
    </style:style>
    <style:style style:name="T27" style:family="text">
      <style:text-properties fo:color="#ff3838" style:font-name="Droid Sans Mono" fo:font-size="15.5pt" style:font-size-asian="15.5pt" style:font-size-complex="15.5pt"/>
    </style:style>
    <style:style style:name="T28" style:family="text">
      <style:text-properties fo:color="#e0c2cd" style:font-name="Droid Sans Mono" fo:font-size="15.5pt" style:font-size-asian="15.5pt" style:font-size-complex="15.5pt"/>
    </style:style>
    <style:style style:name="T29" style:family="text">
      <style:text-properties fo:color="#00a933" style:font-name="Droid Sans Mono" fo:font-size="15.5pt" style:font-size-asian="15.5pt" style:font-size-complex="15.5pt"/>
    </style:style>
    <style:style style:name="T30" style:family="text">
      <style:text-properties fo:font-variant="normal" fo:text-transform="none" fo:color="#ff3838" style:text-outline="false" style:text-line-through-style="none" style:text-line-through-type="none" style:font-name="Droid Sans Mono" fo:font-size="15.5pt" fo:font-style="normal" fo:text-shadow="none" style:text-underline-style="none" fo:font-weight="normal" style:letter-kerning="true" fo:background-color="transparent" style:font-size-asian="15.5pt" style:font-size-complex="15.5pt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Droid Sans Mono" fo:font-size="15.5pt" fo:font-style="normal" fo:text-shadow="none" style:text-underline-style="none" fo:font-weight="normal" style:letter-kerning="true" fo:background-color="transparent" style:font-size-asian="15.5pt" style:font-size-complex="15.5pt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a933" style:text-outline="false" style:text-line-through-style="none" style:text-line-through-type="none" style:font-name="Droid Sans Mono" fo:font-size="15.5pt" fo:font-style="normal" fo:text-shadow="none" style:text-underline-style="none" fo:font-weight="normal" style:letter-kerning="true" fo:background-color="transparent" style:font-size-asian="15.5pt" style:font-size-complex="15.5pt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e0c2cd" style:text-outline="false" style:text-line-through-style="none" style:text-line-through-type="none" style:font-name="Droid Sans Mono" fo:font-size="15.5pt" fo:font-style="normal" fo:text-shadow="none" style:text-underline-style="none" fo:font-weight="normal" style:letter-kerning="true" fo:background-color="transparent" style:font-size-asian="15.5pt" style:font-size-complex="15.5pt" style:text-emphasize="none" style:font-relief="none" style:text-overline-style="none" style:text-overline-color="font-color"/>
    </style:style>
    <style:style style:name="T34" style:family="text">
      <style:text-properties style:font-name="Droid Sans Mono" fo:font-size="15.5pt" style:font-size-asian="15.5pt" style:font-size-complex="15.5pt"/>
    </style:style>
    <style:style style:name="T35" style:family="text">
      <style:text-properties fo:color="#ffffff" style:font-name="Droid Sans Mono" fo:font-size="18pt" style:font-size-asian="18pt" style:font-size-complex="18pt"/>
    </style:style>
    <style:style style:name="T36" style:family="text">
      <style:text-properties fo:color="#ff3838" style:font-name="Droid Sans Mono" fo:font-size="18pt" style:font-size-asian="18pt" style:font-size-complex="18pt"/>
    </style:style>
    <style:style style:name="T37" style:family="text">
      <style:text-properties fo:color="#e0c2cd" style:font-name="Droid Sans Mono" fo:font-size="18pt" style:font-size-asian="18pt" style:font-size-complex="18pt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Droid Sans Mono" fo:font-size="18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ff3838" style:text-outline="false" style:text-line-through-style="none" style:text-line-through-type="none" style:font-name="Droid Sans Mono" fo:font-size="18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T40" style:family="text">
      <style:text-properties fo:color="#00a933" style:font-name="Droid Sans Mono" fo:font-size="18pt" style:font-size-asian="18pt" style:font-size-complex="18pt"/>
    </style:style>
    <style:style style:name="T41" style:family="text">
      <style:text-properties style:font-name="Droid Sans Mono" fo:font-size="18pt" style:font-size-asian="18pt" style:font-size-complex="18pt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Droid Sans Mono" fo:font-size="32pt" fo:font-style="normal" fo:text-shadow="none" style:text-underline-style="none" fo:font-weight="normal" style:letter-kerning="true" fo:background-color="transparent" style:font-size-asian="13pt" style:font-size-complex="13pt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ffbf00" style:text-outline="false" style:text-line-through-style="none" style:text-line-through-type="none" style:font-name="Droid Sans Mono" fo:font-size="32pt" fo:font-style="normal" fo:text-shadow="none" style:text-underline-style="none" fo:font-weight="normal" style:letter-kerning="true" fo:background-color="transparent" style:font-size-asian="13pt" style:font-size-complex="13pt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e0c2cd" style:text-outline="false" style:text-line-through-style="none" style:text-line-through-type="none" style:font-name="Droid Sans Mono" fo:font-size="32pt" fo:font-style="normal" fo:text-shadow="none" style:text-underline-style="none" fo:font-weight="normal" style:letter-kerning="true" fo:background-color="transparent" style:font-size-asian="13pt" style:font-size-complex="13pt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ff3838" style:text-outline="false" style:text-line-through-style="none" style:text-line-through-type="none" style:font-name="Droid Sans Mono" fo:font-size="32pt" fo:font-style="normal" fo:text-shadow="none" style:text-underline-style="none" fo:font-weight="normal" style:letter-kerning="true" fo:background-color="transparent" style:font-size-asian="13pt" style:font-size-complex="13pt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a933" style:text-outline="false" style:text-line-through-style="none" style:text-line-through-type="none" style:font-name="Droid Sans Mono" fo:font-size="32pt" fo:font-style="normal" fo:text-shadow="none" style:text-underline-style="none" fo:font-weight="normal" style:letter-kerning="true" fo:background-color="transparent" style:font-size-asian="13pt" style:font-size-complex="13pt" style:text-emphasize="none" style:font-relief="none" style:text-overline-style="none" style:text-overline-color="font-color"/>
    </style:style>
    <style:style style:name="T47" style:family="text">
      <style:text-properties fo:color="#ff3838" fo:font-size="18pt"/>
    </style:style>
    <style:style style:name="T48" style:family="text">
      <style:text-properties fo:font-size="18pt"/>
    </style:style>
    <style:style style:name="T49" style:family="text">
      <style:text-properties fo:color="#ffffff" fo:font-size="18pt"/>
    </style:style>
    <style:style style:name="T50" style:family="text">
      <style:text-properties fo:font-variant="normal" fo:text-transform="none" fo:color="#00a933" style:text-outline="false" style:text-line-through-style="none" style:text-line-through-type="none" style:font-name="Droid Sans Mono" fo:font-size="18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T51" style:family="text">
      <style:text-properties fo:color="#5983b0" fo:font-size="18pt"/>
    </style:style>
    <style:style style:name="T52" style:family="text">
      <style:text-properties fo:font-variant="normal" fo:text-transform="none" fo:color="#f7d1d5" style:text-outline="false" style:text-line-through-style="none" style:text-line-through-type="none" style:font-name="Droid Sans Mono" fo:font-size="32pt" fo:font-style="normal" fo:text-shadow="none" style:text-underline-style="none" fo:font-weight="normal" style:letter-kerning="true" fo:background-color="transparent" style:font-size-asian="13pt" style:font-size-complex="13pt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text-outline="false" style:text-line-through-style="none" style:text-line-through-type="none" style:font-name="Droid Sans Mono" fo:font-size="18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T54" style:family="text">
      <style:text-properties style:font-name="Droid Sans Mono" style:font-size-asian="15.5pt" style:font-size-complex="15.5pt"/>
    </style:style>
    <style:style style:name="T55" style:family="text">
      <style:text-properties fo:color="#ffffff" style:font-name="Droid Sans Mono" style:font-size-asian="15.5pt" style:font-size-complex="15.5pt"/>
    </style:style>
    <style:style style:name="T56" style:family="text">
      <style:text-properties fo:font-variant="normal" fo:text-transform="none" fo:color="#ff3838" style:text-outline="false" style:text-line-through-style="none" style:text-line-through-type="none" style:font-name="Droid Sans Mono" fo:font-style="normal" fo:text-shadow="none" style:text-underline-style="none" fo:font-weight="normal" style:letter-kerning="true" fo:background-color="transparent" style:font-size-asian="15.5pt" style:font-size-complex="15.5pt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Droid Sans Mono" fo:font-style="normal" fo:text-shadow="none" style:text-underline-style="none" fo:font-weight="normal" style:letter-kerning="true" fo:background-color="transparent" style:font-size-asian="15.5pt" style:font-size-complex="15.5pt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a933" style:text-outline="false" style:text-line-through-style="none" style:text-line-through-type="none" style:font-name="Droid Sans Mono" fo:font-style="normal" fo:text-shadow="none" style:text-underline-style="none" fo:font-weight="normal" style:letter-kerning="true" fo:background-color="transparent" style:font-size-asian="15.5pt" style:font-size-complex="15.5pt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e0c2cd" style:text-outline="false" style:text-line-through-style="none" style:text-line-through-type="none" style:font-name="Droid Sans Mono" fo:font-style="normal" fo:text-shadow="none" style:text-underline-style="none" fo:font-weight="normal" style:letter-kerning="true" fo:background-color="transparent" style:font-size-asian="15.5pt" style:font-size-complex="15.5pt" style:text-emphasize="none" style:font-relief="none" style:text-overline-style="none" style:text-overline-color="font-color"/>
    </style:style>
    <style:style style:name="T60" style:family="text">
      <style:text-properties fo:color="#ff3838" style:font-name="Droid Sans Mono" style:font-size-asian="15.5pt" style:font-size-complex="15.5pt"/>
    </style:style>
    <style:style style:name="T61" style:family="text">
      <style:text-properties fo:font-size="22pt" style:font-size-asian="28pt" style:font-size-complex="28pt"/>
    </style:style>
    <style:style style:name="T62" style:family="text">
      <style:text-properties fo:color="#ff3838" fo:font-size="40pt" style:font-size-asian="54pt" style:font-size-complex="54pt"/>
    </style:style>
    <style:style style:name="T63" style:family="text">
      <style:text-properties fo:font-size="32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2.762cm" svg:x="0.6cm" svg:y="11.238cm" presentation:class="title" presentation:user-transformed="true">
          <draw:text-box>
            <text:p>Server-side web-development<text:line-break/><text:span text:style-name="T1">with Duct &amp; Integran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draw:frame presentation:style-name="pr3" draw:text-style-name="P2" draw:layer="layout" svg:width="26.5cm" svg:height="1.8cm" svg:x="0.4cm" svg:y="0.2cm" presentation:class="title">
          <draw:text-box>
            <text:p><text:span text:style-name="T2">Integrant What?</text:span></text:p>
          </draw:text-box>
        </draw:frame>
        <draw:frame presentation:style-name="pr4" draw:layer="layout" svg:width="25.199cm" svg:height="11.8cm" svg:x="1.272cm" svg:y="2.6cm" presentation:class="outline" presentation:user-transformed="true">
          <draw:text-box>
            <text:list text:style-name="L2">
              <text:list-header>
                <text:p text:style-name="P3"><text:span text:style-name="T3">"Integrant is a Clojure (and ClojureScript) micro-framework for building </text:span><text:span text:style-name="T3">applications with data-driven architecture."</text:span></text:p>
              </text:list-header>
              <text:list-item>
                <text:p>A way to define “lifecycles” for component</text:p>
              </text:list-item>
              <text:list-item>
                <text:p>“init” and “halt” functions</text:p>
              </text:list-item>
              <text:list-item>
                <text:p>Like Stuart Sierra’s Component, but:</text:p>
                <text:list>
                  <text:list-item>
                    <text:p>Multimethods instead of Protocols</text:p>
                  </text:list-item>
                  <text:list-item>
                    <text:p>Leverages “derive” relationships</text:p>
                  </text:list-item>
                  <text:list-item>
                    <text:p>Built-in easy EDN confi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draw:frame presentation:style-name="pr3" draw:text-style-name="P2" draw:layer="layout" svg:width="26.5cm" svg:height="1.8cm" svg:x="0.4cm" svg:y="0.2cm" presentation:class="title">
          <draw:text-box>
            <text:p><text:span text:style-name="T2">Duct What?</text:span></text:p>
          </draw:text-box>
        </draw:frame>
        <draw:frame presentation:style-name="pr4" draw:layer="layout" svg:width="25.199cm" svg:height="11.8cm" svg:x="1.272cm" svg:y="2.6cm" presentation:class="outline" presentation:user-transformed="true">
          <draw:text-box>
            <text:list text:style-name="L2">
              <text:list-header>
                <text:p text:style-name="P3"><text:span text:style-name="T3">"Duct is a highly modular framework for building server-side applications </text:span><text:span text:style-name="T3">in Clojure using data-driven architecture."</text:span></text:p>
              </text:list-header>
              <text:list-item>
                <text:p>A “framework” that gives you:</text:p>
                <text:list>
                  <text:list-item>
                    <text:p>A project template</text:p>
                  </text:list-item>
                  <text:list-item>
                    <text:p>Common functionality</text:p>
                  </text:list-item>
                  <text:list-item>
                    <text:p>A small amount of structure</text:p>
                  </text:list-item>
                  <text:list-item>
                    <text:p>A set of premade modules</text:p>
                  </text:list-item>
                  <text:list-item>
                    <text:p>“Reloaded” workflow</text:p>
                  </text:list-item>
                </text:list>
              </text:list-item>
              <text:list-item>
                <text:p>Based on Integra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draw:frame presentation:style-name="pr3" draw:text-style-name="P2" draw:layer="layout" svg:width="26.5cm" svg:height="1.8cm" svg:x="0.4cm" svg:y="0.2cm" presentation:class="title">
          <draw:text-box>
            <text:p><text:span text:style-name="T2">What to Build?</text:span></text:p>
          </draw:text-box>
        </draw:frame>
        <draw:frame presentation:style-name="pr4" draw:layer="layout" svg:width="25.199cm" svg:height="11.8cm" svg:x="1.272cm" svg:y="2.6cm" presentation:class="outline" presentation:user-transformed="true">
          <draw:text-box>
            <text:list text:style-name="L2">
              <text:list-header>
                <text:p text:style-name="P3"><text:span text:style-name="T4"/></text:p>
              </text:list-header>
              <text:list-item>
                <text:p>Server-side REST API</text:p>
              </text:list-item>
              <text:list-item>
                <text:p>Hacker News style site</text:p>
              </text:list-item>
              <text:list-item>
                <text:p>Using Duct’s defaults</text:p>
                <text:p/>
                <text:p>We will use HTTPie to interact our API<text:line-break/><text:span text:style-name="T5">https://httpie.org/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draw:frame presentation:style-name="pr3" draw:text-style-name="P2" draw:layer="layout" svg:width="26.5cm" svg:height="1.8cm" svg:x="0.4cm" svg:y="0.2cm" presentation:class="title">
          <draw:text-box>
            <text:p><text:span text:style-name="T2">What to Build?</text:span></text:p>
          </draw:text-box>
        </draw:frame>
        <draw:frame presentation:style-name="pr4" draw:layer="layout" svg:width="12.528cm" svg:height="11.8cm" svg:x="1.272cm" svg:y="2.6cm" presentation:class="outline" presentation:user-transformed="true">
          <draw:text-box>
            <text:list text:style-name="L2">
              <text:list-header>
                <text:p text:style-name="P4">Stories</text:p>
              </text:list-header>
              <text:list-item>
                <text:p><text:span text:style-name="T6">Get list of stories</text:span></text:p>
                <text:p><text:span text:style-name="T7">GET /</text:span></text:p>
              </text:list-item>
              <text:list-item>
                <text:p><text:span text:style-name="T6">Submit new story</text:span></text:p>
                <text:p><text:span text:style-name="T7">POST /stories</text:span></text:p>
              </text:list-item>
              <text:list-item>
                <text:p><text:span text:style-name="T6">Upvote a story</text:span></text:p>
                <text:p><text:span text:style-name="T7">POST /stories/</text:span><text:span text:style-name="T8">&lt;id&gt;</text:span><text:span text:style-name="T7">/votes</text:span></text:p>
              </text:list-item>
            </text:list>
          </draw:text-box>
        </draw:frame>
        <draw:frame presentation:style-name="pr4" draw:layer="layout" svg:width="13.328cm" svg:height="11.8cm" svg:x="14.072cm" svg:y="2.6cm" presentation:class="outline" presentation:user-transformed="true">
          <draw:text-box>
            <text:list text:style-name="L2">
              <text:list-header>
                <text:p text:style-name="P4">Comments</text:p>
              </text:list-header>
              <text:list-item>
                <text:p><text:span text:style-name="T6">Get list of comments for story</text:span></text:p>
                <text:p><text:span text:style-name="T9">GET </text:span><text:span text:style-name="T7">/stories/</text:span><text:span text:style-name="T8">&lt;id&gt;</text:span><text:span text:style-name="T7">/comments</text:span></text:p>
              </text:list-item>
              <text:list-item>
                <text:p><text:span text:style-name="T6">Add new comment to story</text:span></text:p>
                <text:p><text:span text:style-name="T9">POST </text:span><text:span text:style-name="T7">/stories/</text:span><text:span text:style-name="T8">&lt;id&gt;</text:span><text:span text:style-name="T7">/comments</text:span></text:p>
              </text:list-item>
              <text:list-item>
                <text:p><text:span text:style-name="T6">Upvote a comment</text:span></text:p>
                <text:p><text:span text:style-name="T9">POST </text:span><text:span text:style-name="T7">/stories/</text:span><text:span text:style-name="T8">&lt;id&gt;</text:span><text:span text:style-name="T7">/comments/</text:span><text:span text:style-name="T8">&lt;id&gt;</text:span><text:span text:style-name="T7">/votes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draw:frame presentation:style-name="pr3" draw:text-style-name="P2" draw:layer="layout" svg:width="26.5cm" svg:height="1.8cm" svg:x="0.4cm" svg:y="0.2cm" presentation:class="title">
          <draw:text-box>
            <text:p><text:span text:style-name="T2">Getting Started</text:span></text:p>
          </draw:text-box>
        </draw:frame>
        <draw:frame presentation:style-name="pr4" draw:layer="layout" svg:width="25.199cm" svg:height="11.8cm" svg:x="1.272cm" svg:y="2.6cm" presentation:class="outline" presentation:user-transformed="true">
          <draw:text-box>
            <text:list text:style-name="L2">
              <text:list-header>
                <text:p text:style-name="P4"><text:span text:style-name="T4"/></text:p>
                <text:p text:style-name="P4"><text:span text:style-name="T4">lein new duct duct-talk +api +sqlite +ataraxy +example</text:span></text:p>
                <text:p text:style-name="P4"><text:span text:style-name="T4"/></text:p>
              </text:list-header>
              <text:list-item>
                <text:p><text:span text:style-name="T10">+api</text:span> Add API middleware and handler</text:p>
              </text:list-item>
              <text:list-item>
                <text:p><text:span text:style-name="T10">+sqlite</text:span> Add SQLite dependency and component</text:p>
              </text:list-item>
              <text:list-item>
                <text:p><text:span text:style-name="T10">+ataraxy</text:span> Add Duct’s Ataraxy request router</text:p>
              </text:list-item>
              <text:list-item>
                <text:p><text:span text:style-name="T10">+example</text:span> Add an example handl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draw:frame presentation:style-name="pr3" draw:text-style-name="P2" draw:layer="layout" svg:width="26.5cm" svg:height="1.8cm" svg:x="0.4cm" svg:y="0.2cm" presentation:class="title">
          <draw:text-box>
            <text:p><text:span text:style-name="T2">Using the REPL</text:span></text:p>
          </draw:text-box>
        </draw:frame>
        <draw:frame presentation:style-name="pr4" draw:layer="layout" svg:width="12.328cm" svg:height="11.8cm" svg:x="1.272cm" svg:y="2.6cm" presentation:class="outline" presentation:user-transformed="true">
          <draw:text-box>
            <text:list text:style-name="L2">
              <text:list-header>
                <text:p text:style-name="P4"><text:span text:style-name="T4"/></text:p>
                <text:p text:style-name="P4"><text:span text:style-name="T4">cd duct-talk</text:span></text:p>
                <text:p text:style-name="P4"><text:span text:style-name="T4">lein duct setup</text:span></text:p>
                <text:p text:style-name="P4"><text:span text:style-name="T4">lein repl</text:span></text:p>
                <text:p text:style-name="P4"><text:span text:style-name="T4"/></text:p>
                <text:p text:style-name="P4"><text:span text:style-name="T11">user=&gt;</text:span><text:span text:style-name="T4"> (dev)</text:span></text:p>
                <text:p text:style-name="P4"><text:span text:style-name="T11">dev=&gt;</text:span><text:span text:style-name="T4"> (go)</text:span></text:p>
                <text:p text:style-name="P4"><text:span text:style-name="T11"><text:line-break/></text:span><text:span text:style-name="T11">To reload after making changes:</text:span></text:p>
                <text:p text:style-name="P4"><text:span text:style-name="T11">dev=&gt;</text:span><text:span text:style-name="T4"> (reset)</text:span></text:p>
              </text:list-header>
            </text:list>
          </draw:text-box>
        </draw:frame>
        <draw:frame draw:style-name="gr2" draw:text-style-name="P5" draw:layer="layout" svg:width="12.562cm" svg:height="10.844cm" draw:transform="rotate (0.00349065850398866) translate (15cm 3.244cm)">
          <draw:text-box>
            <text:p><text:span text:style-name="T10">http localhost:3000/example</text:span></text:p>
            <text:p/>
            <text:p/>
            <text:p>HTTP/1.1 200 OK</text:p>
            <text:p>Content-Length: 18</text:p>
            <text:p>Content-Type: application/json; charset=utf-8</text:p>
            <text:p>Date: Tue, 03 Sep 2019 13:19:35 GMT</text:p>
            <text:p>Server: Jetty(9.2.21.v20170120)</text:p>
            <text:p/>
            <text:p>{</text:p>
            <text:p><text:s text:c="4"/>"example": "data"</text:p>
            <text:p>}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draw:frame presentation:style-name="pr3" draw:text-style-name="P2" draw:layer="layout" svg:width="26.5cm" svg:height="1.8cm" svg:x="0.4cm" svg:y="0.2cm" presentation:class="title">
          <draw:text-box>
            <text:p><text:span text:style-name="T2">Duct Configuration</text:span></text:p>
          </draw:text-box>
        </draw:frame>
        <draw:frame presentation:style-name="pr4" draw:layer="layout" svg:width="25.199cm" svg:height="11.8cm" svg:x="1.272cm" svg:y="2.6cm" presentation:class="outline" presentation:user-transformed="true">
          <draw:text-box>
            <text:list text:style-name="L2">
              <text:list-header>
                <text:p text:style-name="P4"><text:span text:style-name="T4"/></text:p>
                <text:p text:style-name="P4"><text:span text:style-name="T4">Duct template sets up configuration with multiple profiles</text:span></text:p>
                <text:p text:style-name="P4"><text:span text:style-name="T4"/></text:p>
              </text:list-header>
              <text:list-item>
                <text:p>Base configuration: core config and modules</text:p>
                <text:p><text:span text:style-name="T4">resources/duct_talk/config.edn</text:span></text:p>
              </text:list-item>
              <text:list-item>
                <text:p>Dev configuration: development profile</text:p>
                <text:p><text:span text:style-name="T4">dev/resources/dev.edn</text:span></text:p>
              </text:list-item>
              <text:list-item>
                <text:p>Local configuration: local profile, not comitted to git</text:p>
                <text:p><text:span text:style-name="T4">dev/resources/local.edn</text:span></text:p>
                <text:p><text:span text:style-name="T10"/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draw:frame presentation:style-name="pr3" draw:text-style-name="P2" draw:layer="layout" svg:width="26.5cm" svg:height="1.8cm" svg:x="0.4cm" svg:y="0.2cm" presentation:class="title">
          <draw:text-box>
            <text:p><text:span text:style-name="T2">Base Configuration</text:span></text:p>
          </draw:text-box>
        </draw:frame>
        <draw:frame presentation:style-name="pr4" draw:layer="layout" svg:width="25.199cm" svg:height="11.8cm" svg:x="1.272cm" svg:y="2.6cm" presentation:class="outline" presentation:user-transformed="true">
          <draw:text-box>
            <text:p text:style-name="P7"><text:span text:style-name="T12">{</text:span><text:span text:style-name="T13">:duct.profile/base</text:span></text:p>
            <text:p text:style-name="P7"><text:span text:style-name="T13"><text:s/></text:span><text:span text:style-name="T12">{</text:span><text:span text:style-name="T13">:duct.core/project-ns </text:span><text:span text:style-name="T14">duct-talk</text:span></text:p>
            <text:p text:style-name="P7"><text:span text:style-name="T13"/></text:p>
            <text:p text:style-name="P7"><text:span text:style-name="T13"><text:s text:c="2"/></text:span><text:span text:style-name="T13">:duct.router/ataraxy</text:span></text:p>
            <text:p text:style-name="P7"><text:span text:style-name="T13"><text:s text:c="2"/></text:span><text:span text:style-name="T12">{</text:span><text:span text:style-name="T13">:routes </text:span><text:span text:style-name="T12">{[</text:span><text:span text:style-name="T13">:get </text:span><text:span text:style-name="T15">"/example"</text:span><text:span text:style-name="T12">]</text:span><text:span text:style-name="T13"> </text:span><text:span text:style-name="T12">[</text:span><text:span text:style-name="T13">:duct-talk.handler/example</text:span><text:span text:style-name="T12">]}}</text:span></text:p>
            <text:p text:style-name="P7"><text:span text:style-name="T13"/></text:p>
            <text:p text:style-name="P7"><text:span text:style-name="T13"><text:s text:c="2"/></text:span><text:span text:style-name="T13">:duct-talk.handler/example</text:span></text:p>
            <text:p text:style-name="P7"><text:span text:style-name="T13"><text:s text:c="2"/></text:span><text:span text:style-name="T12">{</text:span><text:span text:style-name="T13">:db </text:span><text:span text:style-name="T12">#ig/ref</text:span><text:span text:style-name="T13"> :duct.database/sql</text:span><text:span text:style-name="T12">}}</text:span></text:p>
            <text:p text:style-name="P7"><text:span text:style-name="T13"/></text:p>
            <text:p text:style-name="P7"><text:span text:style-name="T13"><text:s/></text:span><text:span text:style-name="T13">:duct.profile/dev <text:s text:c="2"/></text:span><text:span text:style-name="T12">#duct/include</text:span><text:span text:style-name="T13"> </text:span><text:span text:style-name="T15">"dev"</text:span></text:p>
            <text:p text:style-name="P7"><text:span text:style-name="T13"><text:s/></text:span><text:span text:style-name="T13">:duct.profile/local </text:span><text:span text:style-name="T12">#duct/include</text:span><text:span text:style-name="T13"> </text:span><text:span text:style-name="T15">"local"</text:span></text:p>
            <text:p text:style-name="P7"><text:span text:style-name="T13"><text:s/></text:span><text:span text:style-name="T13">:duct.profile/prod <text:s/></text:span><text:span text:style-name="T12">{}</text:span></text:p>
            <text:p text:style-name="P7"><text:span text:style-name="T13"/></text:p>
            <text:p text:style-name="P7"><text:span text:style-name="T13"><text:s/></text:span><text:span text:style-name="T13">:duct.module/logging </text:span><text:span text:style-name="T12">{}</text:span></text:p>
            <text:p text:style-name="P7"><text:span text:style-name="T13"><text:s/></text:span><text:span text:style-name="T13">:duct.module.web/api </text:span><text:span text:style-name="T12">{}</text:span></text:p>
            <text:p text:style-name="P7"><text:span text:style-name="T13"><text:s/></text:span><text:span text:style-name="T13">:duct.module/sql </text:span><text:span text:style-name="T12">{}}</text:span></text:p>
            <text:p text:style-name="P7"><text:span text:style-name="T13"/></text:p>
            <text:list text:style-name="L2">
              <text:list-header>
                <text:p><text:span text:style-name="T10"/>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draw:frame presentation:style-name="pr3" draw:text-style-name="P2" draw:layer="layout" svg:width="26.5cm" svg:height="1.8cm" svg:x="0.4cm" svg:y="0.2cm" presentation:class="title">
          <draw:text-box>
            <text:p><text:span text:style-name="T2">Base Configuration</text:span></text:p>
          </draw:text-box>
        </draw:frame>
        <draw:frame presentation:style-name="pr4" draw:layer="layout" svg:width="25.199cm" svg:height="11.8cm" svg:x="1.272cm" svg:y="2.6cm" presentation:class="outline" presentation:user-transformed="true">
          <draw:text-box>
            <text:p text:style-name="P7"><text:span text:style-name="T12">{</text:span><text:span text:style-name="T13">:duct.profile/base</text:span></text:p>
            <text:p text:style-name="P7"><text:span text:style-name="T13"><text:s/></text:span><text:span text:style-name="T12">{</text:span><text:span text:style-name="T13">:duct.core/project-ns </text:span><text:span text:style-name="T14">duct-talk</text:span></text:p>
            <text:p text:style-name="P7"><text:span text:style-name="T13"/></text:p>
            <text:p text:style-name="P7"><text:span text:style-name="T13"><text:s text:c="2"/></text:span><text:span text:style-name="T13">:duct.router/ataraxy</text:span></text:p>
            <text:p text:style-name="P7"><text:span text:style-name="T13"><text:s text:c="2"/></text:span><text:span text:style-name="T12">{</text:span><text:span text:style-name="T13">:routes </text:span><text:span text:style-name="T12">{[</text:span><text:span text:style-name="T13">:get </text:span><text:span text:style-name="T15">"/example"</text:span><text:span text:style-name="T12">]</text:span><text:span text:style-name="T13"> </text:span><text:span text:style-name="T12">[</text:span><text:span text:style-name="T13">:duct-talk.handler/example</text:span><text:span text:style-name="T12">]}}</text:span></text:p>
            <text:p text:style-name="P7"><text:span text:style-name="T13"/></text:p>
            <text:p text:style-name="P7"><text:span text:style-name="T13"><text:s text:c="2"/></text:span><text:span text:style-name="T13">:duct-talk.handler/example</text:span></text:p>
            <text:p text:style-name="P7"><text:span text:style-name="T13"><text:s text:c="2"/></text:span><text:span text:style-name="T12">{</text:span><text:span text:style-name="T13">:db </text:span><text:span text:style-name="T12">#ig/ref</text:span><text:span text:style-name="T13"> :duct.database/sql</text:span><text:span text:style-name="T12">}}</text:span></text:p>
            <text:p text:style-name="P7"><text:span text:style-name="T13"/></text:p>
            <text:p text:style-name="P7"><text:span text:style-name="T13"><text:s/></text:span><text:span text:style-name="T13">:duct.profile/dev <text:s text:c="2"/></text:span><text:span text:style-name="T12">#duct/include</text:span><text:span text:style-name="T13"> </text:span><text:span text:style-name="T15">"dev"</text:span></text:p>
            <text:p text:style-name="P7"><text:span text:style-name="T13"><text:s/></text:span><text:span text:style-name="T13">:duct.profile/local </text:span><text:span text:style-name="T12">#duct/include</text:span><text:span text:style-name="T13"> </text:span><text:span text:style-name="T15">"local"</text:span></text:p>
            <text:p text:style-name="P7"><text:span text:style-name="T13"><text:s/></text:span><text:span text:style-name="T13">:duct.profile/prod <text:s/></text:span><text:span text:style-name="T12">{}</text:span></text:p>
            <text:p text:style-name="P7"><text:span text:style-name="T13"/></text:p>
            <text:p text:style-name="P7"><text:span text:style-name="T13"><text:s/></text:span><text:span text:style-name="T13">:duct.module/logging </text:span><text:span text:style-name="T12">{}</text:span></text:p>
            <text:p text:style-name="P7"><text:span text:style-name="T13"><text:s/></text:span><text:span text:style-name="T13">:duct.module.web/api </text:span><text:span text:style-name="T12">{}</text:span></text:p>
            <text:p text:style-name="P7"><text:span text:style-name="T13"><text:s/></text:span><text:span text:style-name="T13">:duct.module/sql </text:span><text:span text:style-name="T12">{}}</text:span></text:p>
            <text:p text:style-name="P7"><text:span text:style-name="T13"/></text:p>
            <text:list text:style-name="L2">
              <text:list-header>
                <text:p><text:span text:style-name="T10"/></text:p>
              </text:list-header>
            </text:list>
          </draw:text-box>
        </draw:frame>
        <draw:custom-shape draw:style-name="gr3" draw:text-style-name="P8" draw:layer="layout" svg:width="6.6cm" svg:height="1.2cm" svg:x="5.8cm" svg:y="5.4cm">
          <text:p/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9.2cm" svg:y1="10.6cm" svg:x2="12cm" svg:y2="6.8cm">
          <text:p/>
        </draw:line>
        <draw:frame draw:style-name="gr5" draw:text-style-name="P10" draw:layer="layout" svg:width="4.4cm" svg:height="1.517cm" svg:x="18.6cm" svg:y="10.8cm">
          <draw:text-box>
            <text:p text:style-name="P9"><text:span text:style-name="T16">Route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draw:frame presentation:style-name="pr3" draw:text-style-name="P2" draw:layer="layout" svg:width="26.5cm" svg:height="1.8cm" svg:x="0.4cm" svg:y="0.2cm" presentation:class="title">
          <draw:text-box>
            <text:p><text:span text:style-name="T2">Base Configuration</text:span></text:p>
          </draw:text-box>
        </draw:frame>
        <draw:frame presentation:style-name="pr4" draw:layer="layout" svg:width="25.199cm" svg:height="11.8cm" svg:x="1.272cm" svg:y="2.6cm" presentation:class="outline" presentation:user-transformed="true">
          <draw:text-box>
            <text:p text:style-name="P7"><text:span text:style-name="T12">{</text:span><text:span text:style-name="T13">:duct.profile/base</text:span></text:p>
            <text:p text:style-name="P7"><text:span text:style-name="T13"><text:s/></text:span><text:span text:style-name="T12">{</text:span><text:span text:style-name="T13">:duct.core/project-ns </text:span><text:span text:style-name="T14">duct-talk</text:span></text:p>
            <text:p text:style-name="P7"><text:span text:style-name="T13"/></text:p>
            <text:p text:style-name="P7"><text:span text:style-name="T13"><text:s text:c="2"/></text:span><text:span text:style-name="T13">:duct.router/ataraxy</text:span></text:p>
            <text:p text:style-name="P7"><text:span text:style-name="T13"><text:s text:c="2"/></text:span><text:span text:style-name="T12">{</text:span><text:span text:style-name="T13">:routes </text:span><text:span text:style-name="T12">{[</text:span><text:span text:style-name="T13">:get </text:span><text:span text:style-name="T15">"/example"</text:span><text:span text:style-name="T12">]</text:span><text:span text:style-name="T13"> </text:span><text:span text:style-name="T12">[</text:span><text:span text:style-name="T13">:duct-talk.handler/example</text:span><text:span text:style-name="T12">]}}</text:span></text:p>
            <text:p text:style-name="P7"><text:span text:style-name="T13"/></text:p>
            <text:p text:style-name="P7"><text:span text:style-name="T13"><text:s text:c="2"/></text:span><text:span text:style-name="T13">:duct-talk.handler/example</text:span></text:p>
            <text:p text:style-name="P7"><text:span text:style-name="T13"><text:s text:c="2"/></text:span><text:span text:style-name="T12">{</text:span><text:span text:style-name="T13">:db </text:span><text:span text:style-name="T12">#ig/ref</text:span><text:span text:style-name="T13"> :duct.database/sql</text:span><text:span text:style-name="T12">}}</text:span></text:p>
            <text:p text:style-name="P7"><text:span text:style-name="T13"/></text:p>
            <text:p text:style-name="P7"><text:span text:style-name="T13"><text:s/></text:span><text:span text:style-name="T13">:duct.profile/dev <text:s text:c="2"/></text:span><text:span text:style-name="T12">#duct/include</text:span><text:span text:style-name="T13"> </text:span><text:span text:style-name="T15">"dev"</text:span></text:p>
            <text:p text:style-name="P7"><text:span text:style-name="T13"><text:s/></text:span><text:span text:style-name="T13">:duct.profile/local </text:span><text:span text:style-name="T12">#duct/include</text:span><text:span text:style-name="T13"> </text:span><text:span text:style-name="T15">"local"</text:span></text:p>
            <text:p text:style-name="P7"><text:span text:style-name="T13"><text:s/></text:span><text:span text:style-name="T13">:duct.profile/prod <text:s/></text:span><text:span text:style-name="T12">{}</text:span></text:p>
            <text:p text:style-name="P7"><text:span text:style-name="T13"/></text:p>
            <text:p text:style-name="P7"><text:span text:style-name="T13"><text:s/></text:span><text:span text:style-name="T13">:duct.module/logging </text:span><text:span text:style-name="T12">{}</text:span></text:p>
            <text:p text:style-name="P7"><text:span text:style-name="T13"><text:s/></text:span><text:span text:style-name="T13">:duct.module.web/api </text:span><text:span text:style-name="T12">{}</text:span></text:p>
            <text:p text:style-name="P7"><text:span text:style-name="T13"><text:s/></text:span><text:span text:style-name="T13">:duct.module/sql </text:span><text:span text:style-name="T12">{}}</text:span></text:p>
            <text:p text:style-name="P7"><text:span text:style-name="T13"/></text:p>
            <text:list text:style-name="L2">
              <text:list-header>
                <text:p><text:span text:style-name="T10"/></text:p>
              </text:list-header>
            </text:list>
          </draw:text-box>
        </draw:frame>
        <draw:custom-shape draw:style-name="gr6" draw:text-style-name="P8" draw:layer="layout" svg:width="10.8cm" svg:height="1.2cm" svg:x="12.6cm" svg:y="5.4cm">
          <text:p/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9.2cm" svg:y1="10.6cm" svg:x2="18.8cm" svg:y2="6.8cm">
          <text:p/>
        </draw:line>
        <draw:frame draw:style-name="gr7" draw:text-style-name="P10" draw:layer="layout" svg:width="10.8cm" svg:height="2cm" svg:x="15.4cm" svg:y="10.8cm">
          <draw:text-box>
            <text:p text:style-name="P9"><text:span text:style-name="T16">Handler Component</text:span></text:p>
          </draw:text-box>
        </draw:frame>
        <draw:line draw:style-name="gr4" draw:text-style-name="P8" draw:layer="layout" svg:x1="19.2cm" svg:y1="10.627cm" svg:x2="15.2cm" svg:y2="8.8cm">
          <text:p/>
        </draw:line>
        <draw:custom-shape draw:style-name="gr8" draw:text-style-name="P8" draw:layer="layout" svg:width="13cm" svg:height="1.6cm" svg:x="1.8cm" svg:y="7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1">
        <draw:frame presentation:style-name="pr3" draw:text-style-name="P2" draw:layer="layout" svg:width="26.5cm" svg:height="1.8cm" svg:x="0.4cm" svg:y="0.2cm" presentation:class="title">
          <draw:text-box>
            <text:p><text:span text:style-name="T2">Base Configuration</text:span></text:p>
          </draw:text-box>
        </draw:frame>
        <draw:frame presentation:style-name="pr4" draw:layer="layout" svg:width="25.199cm" svg:height="11.8cm" svg:x="1.272cm" svg:y="2.6cm" presentation:class="outline" presentation:user-transformed="true">
          <draw:text-box>
            <text:p text:style-name="P7"><text:span text:style-name="T12">{</text:span><text:span text:style-name="T13">:duct.profile/base</text:span></text:p>
            <text:p text:style-name="P7"><text:span text:style-name="T13"><text:s/></text:span><text:span text:style-name="T12">{</text:span><text:span text:style-name="T13">:duct.core/project-ns </text:span><text:span text:style-name="T14">duct-talk</text:span></text:p>
            <text:p text:style-name="P7"><text:span text:style-name="T13"/></text:p>
            <text:p text:style-name="P7"><text:span text:style-name="T13"><text:s text:c="2"/></text:span><text:span text:style-name="T13">:duct.router/ataraxy</text:span></text:p>
            <text:p text:style-name="P7"><text:span text:style-name="T13"><text:s text:c="2"/></text:span><text:span text:style-name="T12">{</text:span><text:span text:style-name="T13">:routes </text:span><text:span text:style-name="T12">{[</text:span><text:span text:style-name="T13">:get </text:span><text:span text:style-name="T15">"/example"</text:span><text:span text:style-name="T12">]</text:span><text:span text:style-name="T13"> </text:span><text:span text:style-name="T12">[</text:span><text:span text:style-name="T13">:duct-talk.handler/example</text:span><text:span text:style-name="T12">]}}</text:span></text:p>
            <text:p text:style-name="P7"><text:span text:style-name="T13"/></text:p>
            <text:p text:style-name="P7"><text:span text:style-name="T13"><text:s text:c="2"/></text:span><text:span text:style-name="T13">:duct-talk.handler/example</text:span></text:p>
            <text:p text:style-name="P7"><text:span text:style-name="T13"><text:s text:c="2"/></text:span><text:span text:style-name="T12">{</text:span><text:span text:style-name="T13">:db </text:span><text:span text:style-name="T12">#ig/ref</text:span><text:span text:style-name="T13"> :duct.database/sql</text:span><text:span text:style-name="T12">}}</text:span></text:p>
            <text:p text:style-name="P7"><text:span text:style-name="T13"/></text:p>
            <text:p text:style-name="P7"><text:span text:style-name="T13"><text:s/></text:span><text:span text:style-name="T13">:duct.profile/dev <text:s text:c="2"/></text:span><text:span text:style-name="T12">#duct/include</text:span><text:span text:style-name="T13"> </text:span><text:span text:style-name="T15">"dev"</text:span></text:p>
            <text:p text:style-name="P7"><text:span text:style-name="T13"><text:s/></text:span><text:span text:style-name="T13">:duct.profile/local </text:span><text:span text:style-name="T12">#duct/include</text:span><text:span text:style-name="T13"> </text:span><text:span text:style-name="T15">"local"</text:span></text:p>
            <text:p text:style-name="P7"><text:span text:style-name="T13"><text:s/></text:span><text:span text:style-name="T13">:duct.profile/prod <text:s/></text:span><text:span text:style-name="T12">{}</text:span></text:p>
            <text:p text:style-name="P7"><text:span text:style-name="T13"/></text:p>
            <text:p text:style-name="P7"><text:span text:style-name="T13"><text:s/></text:span><text:span text:style-name="T13">:duct.module/logging </text:span><text:span text:style-name="T12">{}</text:span></text:p>
            <text:p text:style-name="P7"><text:span text:style-name="T13"><text:s/></text:span><text:span text:style-name="T13">:duct.module.web/api </text:span><text:span text:style-name="T12">{}</text:span></text:p>
            <text:p text:style-name="P7"><text:span text:style-name="T13"><text:s/></text:span><text:span text:style-name="T13">:duct.module/sql </text:span><text:span text:style-name="T12">{}}</text:span></text:p>
            <text:p text:style-name="P7"><text:span text:style-name="T13"/></text:p>
            <text:list text:style-name="L2">
              <text:list-header>
                <text:p><text:span text:style-name="T10"/></text:p>
              </text:list-header>
            </text:list>
          </draw:text-box>
        </draw:frame>
        <draw:frame draw:style-name="gr9" draw:text-style-name="P10" draw:layer="layout" svg:width="12cm" svg:height="3cm" svg:x="15.4cm" svg:y="10.8cm">
          <draw:text-box>
            <text:p text:style-name="P9"><text:span text:style-name="T16">Dependency on Database component</text:span></text:p>
          </draw:text-box>
        </draw:frame>
        <draw:line draw:style-name="gr4" draw:text-style-name="P8" draw:layer="layout" svg:x1="19.2cm" svg:y1="10.627cm" svg:x2="15.2cm" svg:y2="8.8cm">
          <text:p/>
        </draw:line>
        <draw:custom-shape draw:style-name="gr10" draw:text-style-name="P8" draw:layer="layout" svg:width="10.2cm" svg:height="0.8cm" svg:x="3.8cm" svg:y="7.8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2T1">
        <draw:frame presentation:style-name="pr3" draw:text-style-name="P2" draw:layer="layout" svg:width="26.5cm" svg:height="1.8cm" svg:x="0.4cm" svg:y="0.2cm" presentation:class="title">
          <draw:text-box>
            <text:p><text:span text:style-name="T2">Dev Configuration</text:span></text:p>
          </draw:text-box>
        </draw:frame>
        <draw:frame presentation:style-name="pr4" draw:layer="layout" svg:width="25.199cm" svg:height="11.8cm" svg:x="1.272cm" svg:y="2.6cm" presentation:class="outline" presentation:user-transformed="true">
          <draw:text-box>
            <text:p text:style-name="P7"><text:span text:style-name="T17">{</text:span><text:span text:style-name="T18">:duct.database/sql</text:span></text:p>
            <text:p text:style-name="P7"><text:span text:style-name="T17"><text:s/></text:span><text:span text:style-name="T17">{</text:span><text:span text:style-name="T18">:connection-uri</text:span><text:span text:style-name="T17"> </text:span><text:span text:style-name="T19">"jdbc:sqlite:db/dev.sqlite"</text:span><text:span text:style-name="T17">}}</text:span></text:p>
            <text:p text:style-name="P7"><text:span text:style-name="T20"><text:s/></text:span></text:p>
            <text:p text:style-name="P7"><text:span text:style-name="T21"/></text:p>
          </draw:text-box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ne_20_Column" presentation:presentation-page-layout-name="AL2T1">
        <draw:frame presentation:style-name="pr3" draw:text-style-name="P2" draw:layer="layout" svg:width="26.5cm" svg:height="1.8cm" svg:x="0.4cm" svg:y="0.2cm" presentation:class="title">
          <draw:text-box>
            <text:p><text:span text:style-name="T2">Handler Component</text:span></text:p>
          </draw:text-box>
        </draw:frame>
        <draw:frame presentation:style-name="pr4" draw:text-style-name="P12" draw:layer="layout" svg:width="25.199cm" svg:height="11.8cm" svg:x="1.272cm" svg:y="2.6cm" presentation:class="outline" presentation:user-transformed="true">
          <draw:text-box>
            <text:p text:style-name="P11"><text:span text:style-name="T17">(</text:span><text:span text:style-name="T22">ns</text:span><text:span text:style-name="T17"> </text:span><text:span text:style-name="T23">duct-talk.handler.example</text:span></text:p>
            <text:p text:style-name="P11"><text:span text:style-name="T17"><text:s text:c="2"/></text:span><text:span text:style-name="T17">(</text:span><text:span text:style-name="T18">:require</text:span><text:span text:style-name="T17"> [</text:span><text:span text:style-name="T23">ataraxy.core</text:span><text:span text:style-name="T17"> </text:span><text:span text:style-name="T18">:as</text:span><text:span text:style-name="T17"> </text:span><text:span text:style-name="T23">ataraxy</text:span><text:span text:style-name="T17">]</text:span></text:p>
            <text:p text:style-name="P11"><text:span text:style-name="T17"><text:s text:c="12"/></text:span><text:span text:style-name="T17">[</text:span><text:span text:style-name="T23">ataraxy.response</text:span><text:span text:style-name="T17"> </text:span><text:span text:style-name="T18">:as</text:span><text:span text:style-name="T17"> </text:span><text:span text:style-name="T23">response</text:span><text:span text:style-name="T17">] </text:span></text:p>
            <text:p text:style-name="P11"><text:span text:style-name="T17"><text:s text:c="12"/></text:span><text:span text:style-name="T17">[</text:span><text:span text:style-name="T23">integrant.core</text:span><text:span text:style-name="T17"> </text:span><text:span text:style-name="T18">:as</text:span><text:span text:style-name="T17"> </text:span><text:span text:style-name="T23">ig</text:span><text:span text:style-name="T17">]))</text:span></text:p>
            <text:p text:style-name="P11"><text:span text:style-name="T24"/></text:p>
            <text:p text:style-name="P11"><text:span text:style-name="T17">(</text:span><text:span text:style-name="T22">defmethod</text:span><text:span text:style-name="T17"> </text:span><text:span text:style-name="T23">ig/init-key</text:span><text:span text:style-name="T17"> </text:span><text:span text:style-name="T18">:duct-talk.handler/example</text:span><text:span text:style-name="T17"> </text:span></text:p>
            <text:p text:style-name="P11"><text:span text:style-name="T17"><text:s text:c="2"/></text:span><text:span text:style-name="T17">[</text:span><text:span text:style-name="T23">_</text:span><text:span text:style-name="T17"> </text:span><text:span text:style-name="T23">options</text:span><text:span text:style-name="T17">]</text:span></text:p>
            <text:p text:style-name="P11"><text:span text:style-name="T17"><text:s text:c="2"/></text:span><text:span text:style-name="T17">(</text:span><text:span text:style-name="T22">fn</text:span><text:span text:style-name="T17"> [{[</text:span><text:span text:style-name="T23">_</text:span><text:span text:style-name="T17">] </text:span><text:span text:style-name="T18">:ataraxy/result</text:span><text:span text:style-name="T17">}]</text:span></text:p>
            <text:p text:style-name="P11"><text:span text:style-name="T17"><text:s text:c="4"/></text:span><text:span text:style-name="T17">[</text:span><text:span text:style-name="T18">::response/ok</text:span><text:span text:style-name="T17"> {</text:span><text:span text:style-name="T18">:example</text:span><text:span text:style-name="T17"> </text:span><text:span text:style-name="T19">"data"</text:span><text:span text:style-name="T17">}]))</text:span></text:p>
            <text:p text:style-name="P11"><text:span text:style-name="T24"/></text:p>
            <text:p text:style-name="P11"><text:span text:style-name="T13"/></text:p>
            <text:list text:style-name="L2">
              <text:list-header>
                <text:p text:style-name="P12"><text:span text:style-name="T25"/>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ne_20_Column" presentation:presentation-page-layout-name="AL2T1">
        <draw:frame presentation:style-name="pr3" draw:text-style-name="P2" draw:layer="layout" svg:width="26.5cm" svg:height="1.8cm" svg:x="0.4cm" svg:y="0.2cm" presentation:class="title">
          <draw:text-box>
            <text:p><text:span text:style-name="T2">Add Routes for Stories</text:span></text:p>
          </draw:text-box>
        </draw:frame>
        <draw:frame presentation:style-name="pr4" draw:text-style-name="P14" draw:layer="layout" svg:width="26.728cm" svg:height="12.4cm" svg:x="1.272cm" svg:y="2.6cm" presentation:class="outline" presentation:user-transformed="true">
          <draw:text-box>
            <text:p text:style-name="P13"><text:span text:style-name="T26">{</text:span><text:span text:style-name="T27">:duct.profile/base</text:span></text:p>
            <text:p text:style-name="P13"><text:span text:style-name="T27"><text:s/></text:span><text:span text:style-name="T26">{</text:span><text:span text:style-name="T27">:duct.core/project-ns </text:span><text:span text:style-name="T28">duct-talk</text:span><text:span text:style-name="T26">}</text:span></text:p>
            <text:p text:style-name="P13"><text:span text:style-name="T27"/></text:p>
            <text:p text:style-name="P13"><text:span text:style-name="T27"><text:s/></text:span><text:span text:style-name="T27">:duct.profile/dev <text:s text:c="2"/></text:span><text:span text:style-name="T26">#duct/include</text:span><text:span text:style-name="T27"> </text:span><text:span text:style-name="T29">"dev"</text:span></text:p>
            <text:p text:style-name="P13"><text:span text:style-name="T27"><text:s/></text:span><text:span text:style-name="T27">:duct.profile/local </text:span><text:span text:style-name="T26">#duct/include</text:span><text:span text:style-name="T27"> </text:span><text:span text:style-name="T29">"local"</text:span></text:p>
            <text:p text:style-name="P13"><text:span text:style-name="T27"><text:s/></text:span><text:span text:style-name="T27">:duct.profile/prod <text:s/></text:span><text:span text:style-name="T26">{}</text:span></text:p>
            <text:p text:style-name="P13"><text:span text:style-name="T26"/></text:p>
            <text:p text:style-name="P13"><text:span text:style-name="T30"><text:s/></text:span><text:span text:style-name="T30">:duct.module/ataraxy</text:span></text:p>
            <text:p text:style-name="P13"><text:span text:style-name="T31"><text:s/></text:span><text:span text:style-name="T31">{</text:span><text:span text:style-name="T32">"/"</text:span><text:span text:style-name="T31"> {</text:span><text:span text:style-name="T30">:get</text:span><text:span text:style-name="T31"> [</text:span><text:span text:style-name="T30">:stories/index</text:span><text:span text:style-name="T31">] </text:span></text:p>
            <text:p text:style-name="P13"><text:span text:style-name="T31"><text:s text:c="7"/></text:span><text:span text:style-name="T32">"stories"</text:span><text:span text:style-name="T31"> {</text:span><text:span text:style-name="T30">:post</text:span><text:span text:style-name="T31"> [</text:span><text:span text:style-name="T30">:stories/submit</text:span><text:span text:style-name="T31">]</text:span></text:p>
            <text:p text:style-name="P13"><text:span text:style-name="T31"><text:s text:c="18"/></text:span><text:span text:style-name="T31">[</text:span><text:span text:style-name="T30">:post</text:span><text:span text:style-name="T31"> </text:span><text:span text:style-name="T32">"/"</text:span><text:span text:style-name="T31"> ^int </text:span><text:span text:style-name="T33">story-d</text:span><text:span text:style-name="T31"> </text:span><text:span text:style-name="T32">"/votes"</text:span><text:span text:style-name="T31">] [</text:span><text:span text:style-name="T30">:stories/upvote </text:span><text:span text:style-name="T33">story-</text:span><text:span text:style-name="T33">id</text:span><text:span text:style-name="T31">]}}}</text:span></text:p>
            <text:p text:style-name="P13"><text:span text:style-name="T31"/></text:p>
            <text:p text:style-name="P13"><text:span text:style-name="T27"><text:s/></text:span><text:span text:style-name="T27">:duct.module/logging </text:span><text:span text:style-name="T26">{}</text:span></text:p>
            <text:p text:style-name="P13"><text:span text:style-name="T27"><text:s/></text:span><text:span text:style-name="T27">:duct.module.web/api </text:span><text:span text:style-name="T26">{}</text:span></text:p>
            <text:p text:style-name="P13"><text:span text:style-name="T27"><text:s/></text:span><text:span text:style-name="T27">:duct.module/sql </text:span><text:span text:style-name="T26">{}}</text:span></text:p>
            <text:p text:style-name="P13"><text:span text:style-name="T27"/></text:p>
            <text:list text:style-name="L2">
              <text:list-header>
                <text:p text:style-name="P14"><text:span text:style-name="T34"/></text:p>
              </text:list-header>
            </text:list>
          </draw:text-box>
        </draw:frame>
        <draw:custom-shape draw:style-name="gr11" draw:text-style-name="P8" draw:layer="layout" svg:width="26.4cm" svg:height="3cm" svg:x="1.4cm" svg:y="6.8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One_20_Column" presentation:presentation-page-layout-name="AL2T1">
        <draw:frame presentation:style-name="pr3" draw:text-style-name="P2" draw:layer="layout" svg:width="26.5cm" svg:height="1.8cm" svg:x="0.4cm" svg:y="0.2cm" presentation:class="title">
          <draw:text-box>
            <text:p><text:span text:style-name="T2">Add Handler Components for Stories</text:span></text:p>
          </draw:text-box>
        </draw:frame>
        <draw:frame presentation:style-name="pr4" draw:text-style-name="P16" draw:layer="layout" svg:width="25.199cm" svg:height="11.8cm" svg:x="1.272cm" svg:y="2.6cm" presentation:class="outline" presentation:user-transformed="true">
          <draw:text-box>
            <text:p text:style-name="P15"><text:span text:style-name="T35">{</text:span><text:span text:style-name="T36">:duct.profile/base</text:span></text:p>
            <text:p text:style-name="P15"><text:span text:style-name="T36"><text:s/></text:span><text:span text:style-name="T35">{</text:span><text:span text:style-name="T36">:duct.core/project-ns </text:span><text:span text:style-name="T37">duct-talk</text:span></text:p>
            <text:p text:style-name="P15"><text:span text:style-name="T38"><text:s text:c="2"/></text:span><text:span text:style-name="T39">:duct-talk.handler.stories/index</text:span></text:p>
            <text:p text:style-name="P15"><text:span text:style-name="T38"><text:s text:c="2"/></text:span><text:span text:style-name="T38">{</text:span><text:span text:style-name="T39">:db</text:span><text:span text:style-name="T38"> #ig/ref </text:span><text:span text:style-name="T39">:duct.database/sql</text:span><text:span text:style-name="T38">}</text:span></text:p>
            <text:p text:style-name="P15"><text:span text:style-name="T38"/></text:p>
            <text:p text:style-name="P15"><text:span text:style-name="T38"><text:s text:c="2"/></text:span><text:span text:style-name="T39">:duct-talk.handler.stories/submit</text:span></text:p>
            <text:p text:style-name="P15"><text:span text:style-name="T38"><text:s text:c="2"/></text:span><text:span text:style-name="T38">{</text:span><text:span text:style-name="T39">:db</text:span><text:span text:style-name="T38"> #ig/ref </text:span><text:span text:style-name="T39">:duct.database/sql</text:span><text:span text:style-name="T38">}</text:span></text:p>
            <text:p text:style-name="P15"><text:span text:style-name="T38"/></text:p>
            <text:p text:style-name="P15"><text:span text:style-name="T38"><text:s text:c="2"/></text:span><text:span text:style-name="T39">:duct-talk.handler.stories/upvote</text:span></text:p>
            <text:p text:style-name="P15"><text:span text:style-name="T38"><text:s text:c="2"/></text:span><text:span text:style-name="T38">{</text:span><text:span text:style-name="T39">:db</text:span><text:span text:style-name="T38"> #ig/ref </text:span><text:span text:style-name="T39">:duct.database/sql</text:span><text:span text:style-name="T38">}}</text:span></text:p>
            <text:p text:style-name="P15"><text:span text:style-name="T38"/></text:p>
            <text:p text:style-name="P15"><text:span text:style-name="T36"/></text:p>
            <text:p text:style-name="P15"><text:span text:style-name="T36"><text:s/></text:span><text:span text:style-name="T36">:duct.profile/dev <text:s text:c="2"/></text:span><text:span text:style-name="T35">#duct/include</text:span><text:span text:style-name="T36"> </text:span><text:span text:style-name="T40">"dev"</text:span></text:p>
            <text:p text:style-name="P15"><text:span text:style-name="T36"><text:s/></text:span><text:span text:style-name="T36">:duct.profile/local </text:span><text:span text:style-name="T35">#duct/include</text:span><text:span text:style-name="T36"> </text:span><text:span text:style-name="T40">"local"</text:span></text:p>
            <text:p text:style-name="P15"><text:span text:style-name="T36"><text:s/></text:span><text:span text:style-name="T36">:duct.profile/prod <text:s/></text:span><text:span text:style-name="T35">{}</text:span></text:p>
            <text:p text:style-name="P15"><text:span text:style-name="T35"/></text:p>
            <text:p text:style-name="P15"><text:span text:style-name="T35">...</text:span></text:p>
            <text:p text:style-name="P15"><text:span text:style-name="T36"/></text:p>
            <text:list text:style-name="L2">
              <text:list-header>
                <text:p text:style-name="P16"><text:span text:style-name="T41"/></text:p>
              </text:list-header>
            </text:list>
          </draw:text-box>
        </draw:frame>
        <draw:custom-shape draw:style-name="gr12" draw:text-style-name="P8" draw:layer="layout" svg:width="12.6cm" svg:height="5.6cm" svg:x="1.6cm" svg:y="4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One_20_Column" presentation:presentation-page-layout-name="AL2T1">
        <draw:frame presentation:style-name="pr3" draw:text-style-name="P2" draw:layer="layout" svg:width="26.5cm" svg:height="1.8cm" svg:x="0.4cm" svg:y="0.2cm" presentation:class="title">
          <draw:text-box>
            <text:p><text:span text:style-name="T2">Add Handler Logic</text:span></text:p>
          </draw:text-box>
        </draw:frame>
        <draw:frame presentation:style-name="pr4" draw:text-style-name="P12" draw:layer="layout" svg:width="25.199cm" svg:height="11.8cm" svg:x="1.272cm" svg:y="2.6cm" presentation:class="outline" presentation:user-transformed="true">
          <draw:text-box>
            <text:p text:style-name="P11"><text:span text:style-name="T42">(</text:span><text:span text:style-name="T43">ns</text:span><text:span text:style-name="T42"> </text:span><text:span text:style-name="T44">duct-talk.handler.stories</text:span></text:p>
            <text:p text:style-name="P11"><text:span text:style-name="T42"><text:s text:c="2"/></text:span><text:span text:style-name="T42">(</text:span><text:span text:style-name="T45">:require</text:span><text:span text:style-name="T42"> [</text:span><text:span text:style-name="T44">ataraxy.core</text:span><text:span text:style-name="T42"> </text:span><text:span text:style-name="T45">:as</text:span><text:span text:style-name="T42"> </text:span><text:span text:style-name="T44">ataraxy</text:span><text:span text:style-name="T42">]</text:span></text:p>
            <text:p text:style-name="P11"><text:span text:style-name="T42"><text:s text:c="12"/></text:span><text:span text:style-name="T42">[</text:span><text:span text:style-name="T44">ataraxy.response</text:span><text:span text:style-name="T42"> </text:span><text:span text:style-name="T45">:as</text:span><text:span text:style-name="T42"> </text:span><text:span text:style-name="T44">response</text:span><text:span text:style-name="T42">] </text:span></text:p>
            <text:p text:style-name="P11"><text:span text:style-name="T42"><text:s text:c="12"/></text:span><text:span text:style-name="T42">[</text:span><text:span text:style-name="T44">integrant.core</text:span><text:span text:style-name="T42"> </text:span><text:span text:style-name="T45">:as</text:span><text:span text:style-name="T42"> </text:span><text:span text:style-name="T44">ig</text:span><text:span text:style-name="T42">]))</text:span></text:p>
            <text:p text:style-name="P11"><text:span text:style-name="T42"/></text:p>
            <text:p text:style-name="P11"><text:span text:style-name="T42">(</text:span><text:span text:style-name="T43">defmethod</text:span><text:span text:style-name="T42"> </text:span><text:span text:style-name="T44">ig/init-key</text:span><text:span text:style-name="T42"> </text:span><text:span text:style-name="T45">::index</text:span></text:p>
            <text:p text:style-name="P11"><text:span text:style-name="T42"><text:s text:c="2"/></text:span><text:span text:style-name="T42">[</text:span><text:span text:style-name="T44">_ options</text:span><text:span text:style-name="T42">]</text:span></text:p>
            <text:p text:style-name="P11"><text:span text:style-name="T42"><text:s text:c="2"/></text:span><text:span text:style-name="T42">(</text:span><text:span text:style-name="T43">fn</text:span><text:span text:style-name="T42"> [{[</text:span><text:span text:style-name="T44">_</text:span><text:span text:style-name="T42">] </text:span><text:span text:style-name="T45">:ataraxy/result</text:span><text:span text:style-name="T42">}]</text:span></text:p>
            <text:p text:style-name="P11"><text:span text:style-name="T42"><text:s text:c="4"/></text:span><text:span text:style-name="T42">[</text:span><text:span text:style-name="T45">::response/ok</text:span><text:span text:style-name="T42"> []]))</text:span></text:p>
            <text:p text:style-name="P11"><text:span text:style-name="T42"/></text:p>
            <text:p text:style-name="P11"><text:span text:style-name="T42">(</text:span><text:span text:style-name="T43">defmethod</text:span><text:span text:style-name="T42"> </text:span><text:span text:style-name="T44">ig/init-key</text:span><text:span text:style-name="T42"> </text:span><text:span text:style-name="T45">::submit</text:span></text:p>
            <text:p text:style-name="P11"><text:span text:style-name="T42"><text:s text:c="2"/></text:span><text:span text:style-name="T42">[</text:span><text:span text:style-name="T44">_</text:span><text:span text:style-name="T42"> </text:span><text:span text:style-name="T44">options</text:span><text:span text:style-name="T42">]</text:span></text:p>
            <text:p text:style-name="P11"><text:span text:style-name="T42"><text:s text:c="2"/></text:span><text:span text:style-name="T42">(</text:span><text:span text:style-name="T43">fn</text:span><text:span text:style-name="T42"> [{[</text:span><text:span text:style-name="T44">_</text:span><text:span text:style-name="T42">] </text:span><text:span text:style-name="T45">:ataraxy/result</text:span><text:span text:style-name="T42">}]</text:span></text:p>
            <text:p text:style-name="P11"><text:span text:style-name="T42"><text:s text:c="4"/></text:span><text:span text:style-name="T42">[</text:span><text:span text:style-name="T45">::response/ok</text:span><text:span text:style-name="T42"> </text:span><text:span text:style-name="T46">"submitted"</text:span><text:span text:style-name="T42">]))</text:span></text:p>
            <text:p text:style-name="P11"><text:span text:style-name="T42"/></text:p>
            <text:p text:style-name="P11"><text:span text:style-name="T42">(</text:span><text:span text:style-name="T43">defmethod</text:span><text:span text:style-name="T42"> </text:span><text:span text:style-name="T44">ig/init-key</text:span><text:span text:style-name="T42"> </text:span><text:span text:style-name="T45">::upvote</text:span></text:p>
            <text:p text:style-name="P11"><text:span text:style-name="T42"><text:s text:c="2"/></text:span><text:span text:style-name="T42">[</text:span><text:span text:style-name="T44">_</text:span><text:span text:style-name="T42"> </text:span><text:span text:style-name="T44">options</text:span><text:span text:style-name="T42">]</text:span></text:p>
            <text:p text:style-name="P11"><text:span text:style-name="T42"><text:s text:c="2"/></text:span><text:span text:style-name="T42">(</text:span><text:span text:style-name="T43">fn</text:span><text:span text:style-name="T42"> [{[</text:span><text:span text:style-name="T44">_</text:span><text:span text:style-name="T42">] </text:span><text:span text:style-name="T45">:ataraxy/result</text:span><text:span text:style-name="T42">}]</text:span></text:p>
            <text:p text:style-name="P11"><text:span text:style-name="T42"><text:s text:c="4"/></text:span><text:span text:style-name="T42">[</text:span><text:span text:style-name="T45">::response/ok</text:span><text:span text:style-name="T42"> </text:span><text:span text:style-name="T46">"voted"</text:span><text:span text:style-name="T42">]))</text:span></text:p>
            <text:p text:style-name="P11"><text:span text:style-name="T42"/></text:p>
          </draw:text-box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One_20_Column" presentation:presentation-page-layout-name="AL2T1">
        <draw:frame presentation:style-name="pr3" draw:text-style-name="P2" draw:layer="layout" svg:width="26.5cm" svg:height="1.8cm" svg:x="0.4cm" svg:y="0.2cm" presentation:class="title">
          <draw:text-box>
            <text:p><text:span text:style-name="T2">Demo</text:span></text:p>
          </draw:text-box>
        </draw:frame>
        <draw:frame presentation:style-name="pr4" draw:layer="layout" svg:width="12.328cm" svg:height="3.8cm" svg:x="1.272cm" svg:y="2.4cm" presentation:class="outline" presentation:user-transformed="true">
          <draw:text-box>
            <text:list text:style-name="L2">
              <text:list-header>
                <text:p text:style-name="P4"><text:span text:style-name="T11">Reload changes:</text:span></text:p>
                <text:p text:style-name="P4"><text:span text:style-name="T11">dev=&gt;</text:span><text:span text:style-name="T4"> (reset)</text:span></text:p>
              </text:list-header>
            </text:list>
          </draw:text-box>
        </draw:frame>
        <draw:frame draw:style-name="gr13" draw:text-style-name="P18" draw:layer="layout" svg:width="12.562cm" svg:height="11.866cm" draw:transform="rotate (0.00349065850398866) translate (14.996cm 2.222cm)">
          <draw:text-box>
            <text:p text:style-name="P17"><text:span text:style-name="T47">http GET localhost:3000/stories</text:span></text:p>
            <text:p text:style-name="P17"/>
            <text:p text:style-name="P17"><text:span text:style-name="T48">{</text:span></text:p>
            <text:p text:style-name="P17"><text:span text:style-name="T48"><text:s text:c="4"/></text:span><text:span text:style-name="T48">"error": "method-not-allowed"</text:span></text:p>
            <text:p text:style-name="P17"><text:span text:style-name="T48">}</text:span></text:p>
            <text:p text:style-name="P17"/>
            <text:p text:style-name="P17"><text:span text:style-name="T47">http POST localhost:3000/stories</text:span></text:p>
            <text:p text:style-name="P17"><text:span text:style-name="T47"/></text:p>
            <text:p text:style-name="P17"><text:span text:style-name="T49">submitted</text:span></text:p>
            <text:p text:style-name="P17"><text:span text:style-name="T49"/></text:p>
            <text:p text:style-name="P17"><text:span text:style-name="T47">http POST localhost:3000/stories/1</text:span></text:p>
            <text:p text:style-name="P17"><text:span text:style-name="T47"/></text:p>
            <text:p text:style-name="P17"><text:span text:style-name="T49">voted</text:span></text:p>
          </draw:text-box>
        </draw:frame>
        <draw:frame draw:style-name="gr2" draw:text-style-name="P18" draw:layer="layout" svg:width="12.562cm" svg:height="10.844cm" draw:transform="rotate (0.00349065850398866) translate (1.8cm 5.356cm)">
          <draw:text-box>
            <text:p text:style-name="P17"><text:span text:style-name="T47">http GET localhost:3000/</text:span></text:p>
            <text:p text:style-name="P17"/>
            <text:p text:style-name="P17"/>
            <text:p text:style-name="P17"><text:span text:style-name="T48">HTTP/1.1 200 OK</text:span></text:p>
            <text:p text:style-name="P17"><text:span text:style-name="T48">Content-Length: 2</text:span></text:p>
            <text:p text:style-name="P17"><text:span text:style-name="T48">Content-Type: application/json; charset=utf-8</text:span></text:p>
            <text:p text:style-name="P17"><text:span text:style-name="T48">Date: Tue, 03 Sep 2019 15:57:12 GMT</text:span></text:p>
            <text:p text:style-name="P17"><text:span text:style-name="T48">Server: Jetty(9.2.21.v20170120)</text:span></text:p>
            <text:p text:style-name="P17"><text:span text:style-name="T48"/></text:p>
            <text:p text:style-name="P17"><text:span text:style-name="T48">[ ]</text:span></text:p>
            <text:p text:style-name="P17"/>
          </draw:text-box>
        </draw:frame>
        <presentation:notes draw:style-name="dp1">
          <draw:page-thumbnail draw:style-name="gr1" draw:layer="layout" svg:width="19.798cm" svg:height="11.136cm" svg:x="0.6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One_20_Column" presentation:presentation-page-layout-name="AL2T1">
        <draw:frame presentation:style-name="pr3" draw:text-style-name="P2" draw:layer="layout" svg:width="26.5cm" svg:height="1.8cm" svg:x="0.4cm" svg:y="0.2cm" presentation:class="title">
          <draw:text-box>
            <text:p><text:span text:style-name="T2">Add Database Migrations</text:span></text:p>
          </draw:text-box>
        </draw:frame>
        <draw:frame presentation:style-name="pr4" draw:text-style-name="P16" draw:layer="layout" svg:width="25.199cm" svg:height="12.6cm" svg:x="1.272cm" svg:y="2.6cm" presentation:class="outline" presentation:user-transformed="true">
          <draw:text-box>
            <text:p text:style-name="P15"><text:span text:style-name="T35">{</text:span><text:span text:style-name="T36">:duct.profile/base</text:span></text:p>
            <text:p text:style-name="P15"><text:span text:style-name="T36"><text:s/></text:span><text:span text:style-name="T35">{</text:span><text:span text:style-name="T36">:duct.core/project-ns </text:span><text:span text:style-name="T37">duct-talk</text:span></text:p>
            <text:p text:style-name="P15"><text:span text:style-name="T38"><text:s text:c="2"/></text:span><text:span text:style-name="T39">:duct-talk.handler.stories/index</text:span></text:p>
            <text:p text:style-name="P15"><text:span text:style-name="T38"><text:s text:c="2"/></text:span><text:span text:style-name="T38">{</text:span><text:span text:style-name="T39">:db</text:span><text:span text:style-name="T38"> #ig/ref </text:span><text:span text:style-name="T39">:duct.database/sql</text:span><text:span text:style-name="T38">}</text:span></text:p>
            <text:p text:style-name="P15"><text:span text:style-name="T38"/></text:p>
            <text:p text:style-name="P15"><text:span text:style-name="T38"><text:s text:c="2"/></text:span><text:span text:style-name="T39">:duct-talk.handler.stories/submit</text:span></text:p>
            <text:p text:style-name="P15"><text:span text:style-name="T38"><text:s text:c="2"/></text:span><text:span text:style-name="T38">{</text:span><text:span text:style-name="T39">:db</text:span><text:span text:style-name="T38"> #ig/ref </text:span><text:span text:style-name="T39">:duct.database/sql</text:span><text:span text:style-name="T38">}</text:span></text:p>
            <text:p text:style-name="P15"><text:span text:style-name="T38"/></text:p>
            <text:p text:style-name="P15"><text:span text:style-name="T38"><text:s text:c="2"/></text:span><text:span text:style-name="T39">:duct-talk.handler.stories/upvote</text:span></text:p>
            <text:p text:style-name="P15"><text:span text:style-name="T38"><text:s text:c="2"/></text:span><text:span text:style-name="T38">{</text:span><text:span text:style-name="T39">:db</text:span><text:span text:style-name="T38"> #ig/ref </text:span><text:span text:style-name="T39">:duct.database/sql</text:span><text:span text:style-name="T38">}</text:span></text:p>
            <text:p text:style-name="P15"><text:span text:style-name="T38"><text:s text:c="2"/></text:span></text:p>
            <text:p text:style-name="P15"><text:span text:style-name="T38"><text:s text:c="2"/></text:span><text:span text:style-name="T38">[</text:span><text:span text:style-name="T39">:duct.migrator.ragtime/sql</text:span><text:span text:style-name="T38"> </text:span><text:span text:style-name="T39">:migrations/init-stories</text:span><text:span text:style-name="T38">]</text:span></text:p>
            <text:p text:style-name="P15"><text:span text:style-name="T38"><text:s text:c="2"/></text:span><text:span text:style-name="T38">{</text:span><text:span text:style-name="T39">:up</text:span><text:span text:style-name="T38"> <text:s text:c="2"/>[#duct/resource </text:span><text:span text:style-name="T50">"migrations/init-stories.up.sql"</text:span><text:span text:style-name="T38">]</text:span></text:p>
            <text:p text:style-name="P15"><text:span text:style-name="T38"><text:s text:c="3"/></text:span><text:span text:style-name="T39">:down</text:span><text:span text:style-name="T38"> [#duct/resource </text:span><text:span text:style-name="T50">"migrations/init-stories.down.sql"</text:span><text:span text:style-name="T38">]}</text:span></text:p>
            <text:p text:style-name="P15"><text:span text:style-name="T38"/></text:p>
            <text:p text:style-name="P15"><text:span text:style-name="T38"><text:s text:c="2"/></text:span><text:span text:style-name="T39">:duct.migrator/ragtime</text:span></text:p>
            <text:p text:style-name="P15"><text:span text:style-name="T38"><text:s text:c="2"/></text:span><text:span text:style-name="T38">{</text:span><text:span text:style-name="T39">:migrations</text:span><text:span text:style-name="T38"> [#ig/ref </text:span><text:span text:style-name="T39">:migrations/init-stories</text:span><text:span text:style-name="T38">]}}</text:span></text:p>
            <text:p text:style-name="P15"><text:span text:style-name="T35"/></text:p>
            <text:p text:style-name="P15"><text:span text:style-name="T35">...</text:span></text:p>
          </draw:text-box>
        </draw:frame>
        <draw:custom-shape draw:style-name="gr14" draw:text-style-name="P8" draw:layer="layout" svg:width="20.4cm" svg:height="4.6cm" svg:x="1.8cm" svg:y="9.4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One_20_Column" presentation:presentation-page-layout-name="AL2T1">
        <draw:frame presentation:style-name="pr3" draw:text-style-name="P2" draw:layer="layout" svg:width="26.5cm" svg:height="1.8cm" svg:x="0.4cm" svg:y="0.2cm" presentation:class="title">
          <draw:text-box>
            <text:p><text:span text:style-name="T2">Migration SQL</text:span></text:p>
          </draw:text-box>
        </draw:frame>
        <draw:frame draw:style-name="gr15" draw:text-style-name="P18" draw:layer="layout" svg:width="12.562cm" svg:height="12.066cm" draw:transform="rotate (0.00349065850398866) translate (1cm 2.556cm)">
          <draw:text-box>
            <text:p text:style-name="P17"><text:span text:style-name="T47">resources/migrations/init-stories.up.sql</text:span></text:p>
            <text:p text:style-name="P17"><text:span text:style-name="T48"/></text:p>
            <text:p text:style-name="P17"><text:span text:style-name="T48">CREATE TABLE stories (</text:span></text:p>
            <text:p text:style-name="P17"><text:span text:style-name="T48"><text:s text:c="2"/></text:span><text:span text:style-name="T48">id INTEGER PRIMARY KEY,</text:span></text:p>
            <text:p text:style-name="P17"><text:span text:style-name="T48"><text:s text:c="2"/></text:span><text:span text:style-name="T48">title TEXT NOT NULL,</text:span></text:p>
            <text:p text:style-name="P17"><text:span text:style-name="T48"><text:s text:c="2"/></text:span><text:span text:style-name="T48">url TEXT NOT NULL,</text:span></text:p>
            <text:p text:style-name="P17"><text:span text:style-name="T48"><text:s text:c="2"/></text:span><text:span text:style-name="T48">votes INTEGER DEFAULT 0</text:span></text:p>
            <text:p text:style-name="P17"><text:span text:style-name="T48">);</text:span></text:p>
            <text:p text:style-name="P17"><text:span text:style-name="T48"/></text:p>
          </draw:text-box>
        </draw:frame>
        <draw:frame draw:style-name="gr15" draw:text-style-name="P18" draw:layer="layout" svg:width="12.562cm" svg:height="12.066cm" draw:transform="rotate (0.00349065850398866) translate (13.996cm 2.444cm)">
          <draw:text-box>
            <text:p text:style-name="P17"><text:span text:style-name="T47">resources/migrations/init-stories.down.sql</text:span></text:p>
            <text:p text:style-name="P17"><text:span text:style-name="T48"/></text:p>
            <text:p text:style-name="P17"><text:span text:style-name="T48">DROP TABLE stories;</text:span></text:p>
            <text:p text:style-name="P17"><text:span text:style-name="T48"/></text:p>
          </draw:text-box>
        </draw:frame>
        <presentation:notes draw:style-name="dp1">
          <draw:page-thumbnail draw:style-name="gr1" draw:layer="layout" svg:width="19.798cm" svg:height="11.136cm" svg:x="0.6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One_20_Column" presentation:presentation-page-layout-name="AL2T1">
        <draw:frame presentation:style-name="pr3" draw:text-style-name="P2" draw:layer="layout" svg:width="26.5cm" svg:height="1.8cm" svg:x="0.4cm" svg:y="0.2cm" presentation:class="title">
          <draw:text-box>
            <text:p><text:span text:style-name="T2">Boundaries</text:span></text:p>
          </draw:text-box>
        </draw:frame>
        <draw:frame presentation:style-name="pr4" draw:layer="layout" svg:width="25.199cm" svg:height="11.8cm" svg:x="1.272cm" svg:y="2.6cm" presentation:class="outline" presentation:user-transformed="true">
          <draw:text-box>
            <text:list text:style-name="L2">
              <text:list-header>
                <text:p text:style-name="P3"><text:span text:style-name="T3">"Boundaries not only allow you to control how data enters and exits </text:span><text:span text:style-name="T3">your application; boundaries are also useful for testing."</text:span></text:p>
              </text:list-header>
              <text:list-item>
                <text:p>Protocol</text:p>
              </text:list-item>
              <text:list-item>
                <text:p>Interface to an external service</text:p>
              </text:list-item>
              <text:list-item>
                <text:p>Should be split by purpose</text:p>
              </text:list-item>
              <text:list-item>
                <text:p>Should hide implementation details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One_20_Column" presentation:presentation-page-layout-name="AL2T1">
        <draw:frame presentation:style-name="pr3" draw:text-style-name="P2" draw:layer="layout" svg:width="26.5cm" svg:height="1.8cm" svg:x="0.4cm" svg:y="0.2cm" presentation:class="title">
          <draw:text-box>
            <text:p><text:span text:style-name="T2">Stories Boundary</text:span></text:p>
          </draw:text-box>
        </draw:frame>
        <draw:frame presentation:style-name="pr4" draw:text-style-name="P12" draw:layer="layout" svg:width="25.199cm" svg:height="11.8cm" svg:x="1.272cm" svg:y="2.6cm" presentation:class="outline" presentation:user-transformed="true">
          <draw:text-box>
            <text:p text:style-name="P11"><text:span text:style-name="T42">(</text:span><text:span text:style-name="T43">ns</text:span><text:span text:style-name="T42"> </text:span><text:span text:style-name="T44">duct-talk.boundaries.stories</text:span></text:p>
            <text:p text:style-name="P11"><text:span text:style-name="T42"><text:s text:c="2"/></text:span><text:span text:style-name="T42">(</text:span><text:span text:style-name="T45">:require</text:span><text:span text:style-name="T42"> [</text:span><text:span text:style-name="T44">duct.database.sql</text:span><text:span text:style-name="T42">]</text:span></text:p>
            <text:p text:style-name="P11"><text:span text:style-name="T42"><text:s text:c="12"/></text:span><text:span text:style-name="T42">[</text:span><text:span text:style-name="T44">hugsql.core</text:span><text:span text:style-name="T42"> </text:span><text:span text:style-name="T45">:as</text:span><text:span text:style-name="T42"> </text:span><text:span text:style-name="T44">hugsql</text:span><text:span text:style-name="T42">]))</text:span></text:p>
            <text:p text:style-name="P11"><text:span text:style-name="T42"/></text:p>
            <text:p text:style-name="P11"><text:span text:style-name="T42">(</text:span><text:span text:style-name="T44">hugsql/def-db-fns</text:span><text:span text:style-name="T42"> </text:span><text:span text:style-name="T46">"duct_talk/boundaries/stories.sql"</text:span><text:span text:style-name="T42">)</text:span></text:p>
            <text:p text:style-name="P11"><text:span text:style-name="T42"/></text:p>
            <text:p text:style-name="P11"><text:span text:style-name="T42">(</text:span><text:span text:style-name="T43">defprotocol</text:span><text:span text:style-name="T42"> </text:span><text:span text:style-name="T44">Stories</text:span></text:p>
            <text:p text:style-name="P11"><text:span text:style-name="T42"><text:s text:c="2"/></text:span><text:span text:style-name="T42">(</text:span><text:span text:style-name="T44">index</text:span><text:span text:style-name="T42"> [</text:span><text:span text:style-name="T44">db</text:span><text:span text:style-name="T42">])</text:span></text:p>
            <text:p text:style-name="P11"><text:span text:style-name="T42"><text:s text:c="2"/></text:span><text:span text:style-name="T42">(</text:span><text:span text:style-name="T44">create!</text:span><text:span text:style-name="T42"> [</text:span><text:span text:style-name="T44">db</text:span><text:span text:style-name="T42"> </text:span><text:span text:style-name="T44">title</text:span><text:span text:style-name="T42"> </text:span><text:span text:style-name="T44">url</text:span><text:span text:style-name="T42">])</text:span></text:p>
            <text:p text:style-name="P11"><text:span text:style-name="T42"><text:s text:c="2"/></text:span><text:span text:style-name="T42">(</text:span><text:span text:style-name="T44">upvote!</text:span><text:span text:style-name="T42"> [</text:span><text:span text:style-name="T44">db</text:span><text:span text:style-name="T42"> </text:span><text:span text:style-name="T44">id</text:span><text:span text:style-name="T42">]))</text:span></text:p>
            <text:p text:style-name="P11"><text:span text:style-name="T42"/></text:p>
            <text:p text:style-name="P11"><text:span text:style-name="T42">(</text:span><text:span text:style-name="T43">extend-protocol</text:span><text:span text:style-name="T42"> </text:span><text:span text:style-name="T44">Stories</text:span></text:p>
            <text:p text:style-name="P11"><text:span text:style-name="T42"><text:s text:c="2"/></text:span><text:span text:style-name="T44">duct.database.sql.Boundary</text:span></text:p>
            <text:p text:style-name="P11"><text:span text:style-name="T42"><text:s text:c="2"/></text:span><text:span text:style-name="T42">(</text:span><text:span text:style-name="T44">index</text:span><text:span text:style-name="T42"> [{</text:span><text:span text:style-name="T44">db</text:span><text:span text:style-name="T42"> </text:span><text:span text:style-name="T45">:spec</text:span><text:span text:style-name="T42">}]</text:span></text:p>
            <text:p text:style-name="P11"><text:span text:style-name="T42"><text:s text:c="4"/></text:span><text:span text:style-name="T42">(</text:span><text:span text:style-name="T44">list-stories</text:span><text:span text:style-name="T42"> </text:span><text:span text:style-name="T44">db</text:span><text:span text:style-name="T42">))</text:span></text:p>
            <text:p text:style-name="P11"><text:span text:style-name="T42"/></text:p>
            <text:p text:style-name="P11"><text:span text:style-name="T42"><text:s text:c="2"/></text:span><text:span text:style-name="T42">(</text:span><text:span text:style-name="T44">create!</text:span><text:span text:style-name="T42"> [{</text:span><text:span text:style-name="T44">db</text:span><text:span text:style-name="T42"> </text:span><text:span text:style-name="T45">:spec</text:span><text:span text:style-name="T42">} </text:span><text:span text:style-name="T44">title</text:span><text:span text:style-name="T42"> </text:span><text:span text:style-name="T44">link</text:span><text:span text:style-name="T42">]</text:span></text:p>
            <text:p text:style-name="P11"><text:span text:style-name="T42"><text:s text:c="4"/></text:span><text:span text:style-name="T42">(</text:span><text:span text:style-name="T44">create-story!</text:span><text:span text:style-name="T42"> </text:span><text:span text:style-name="T44">db</text:span><text:span text:style-name="T42"> {</text:span><text:span text:style-name="T45">:title</text:span><text:span text:style-name="T42"> </text:span><text:span text:style-name="T44">title</text:span></text:p>
            <text:p text:style-name="P11"><text:span text:style-name="T42"><text:s text:c="23"/></text:span><text:span text:style-name="T45">:link</text:span><text:span text:style-name="T42"> </text:span><text:span text:style-name="T44">link</text:span><text:span text:style-name="T42">}))</text:span></text:p>
            <text:p text:style-name="P11"><text:span text:style-name="T42"/></text:p>
            <text:p text:style-name="P11"><text:span text:style-name="T42"><text:s text:c="2"/></text:span><text:span text:style-name="T42">(</text:span><text:span text:style-name="T44">upvote!</text:span><text:span text:style-name="T42"> [{</text:span><text:span text:style-name="T44">db</text:span><text:span text:style-name="T42"> </text:span><text:span text:style-name="T45">:spec</text:span><text:span text:style-name="T42">} </text:span><text:span text:style-name="T44">id</text:span><text:span text:style-name="T42">]</text:span></text:p>
            <text:p text:style-name="P11"><text:span text:style-name="T42"><text:s text:c="4"/></text:span><text:span text:style-name="T42">(</text:span><text:span text:style-name="T44">upvote-story!</text:span><text:span text:style-name="T42"> </text:span><text:span text:style-name="T44">db</text:span><text:span text:style-name="T42"> {</text:span><text:span text:style-name="T45">:id</text:span><text:span text:style-name="T42"> </text:span><text:span text:style-name="T44">id</text:span><text:span text:style-name="T42">})))</text:span></text:p>
            <text:p text:style-name="P11"><text:span text:style-name="T42"/></text:p>
          </draw:text-box>
        </draw:frame>
        <presentation:notes draw:style-name="dp1">
          <draw:page-thumbnail draw:style-name="gr1" draw:layer="layout" svg:width="19.798cm" svg:height="11.136cm" svg:x="0.6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One_20_Column" presentation:presentation-page-layout-name="AL2T1">
        <draw:frame presentation:style-name="pr3" draw:text-style-name="P2" draw:layer="layout" svg:width="26.5cm" svg:height="1.8cm" svg:x="0.4cm" svg:y="0.2cm" presentation:class="title">
          <draw:text-box>
            <text:p><text:span text:style-name="T2">Stories Boundary</text:span></text:p>
          </draw:text-box>
        </draw:frame>
        <draw:frame presentation:style-name="pr4" draw:text-style-name="P12" draw:layer="layout" svg:width="25.199cm" svg:height="11.8cm" svg:x="1.272cm" svg:y="2.6cm" presentation:class="outline" presentation:user-transformed="true">
          <draw:text-box>
            <text:p text:style-name="P11"><text:span text:style-name="T42">(</text:span><text:span text:style-name="T43">ns</text:span><text:span text:style-name="T42"> </text:span><text:span text:style-name="T44">duct-talk.boundaries.stories</text:span></text:p>
            <text:p text:style-name="P11"><text:span text:style-name="T42"><text:s text:c="2"/></text:span><text:span text:style-name="T42">(</text:span><text:span text:style-name="T45">:require</text:span><text:span text:style-name="T42"> [</text:span><text:span text:style-name="T44">duct.database.sql</text:span><text:span text:style-name="T42">]</text:span></text:p>
            <text:p text:style-name="P11"><text:span text:style-name="T42"><text:s text:c="12"/></text:span><text:span text:style-name="T42">[</text:span><text:span text:style-name="T44">hugsql.core</text:span><text:span text:style-name="T42"> </text:span><text:span text:style-name="T45">:as</text:span><text:span text:style-name="T42"> </text:span><text:span text:style-name="T44">hugsql</text:span><text:span text:style-name="T42">]))</text:span></text:p>
            <text:p text:style-name="P11"><text:span text:style-name="T42"/></text:p>
            <text:p text:style-name="P11"><text:span text:style-name="T42">(</text:span><text:span text:style-name="T44">hugsql/def-db-fns</text:span><text:span text:style-name="T42"> </text:span><text:span text:style-name="T46">"duct_talk/boundaries/stories.sql"</text:span><text:span text:style-name="T42">)</text:span></text:p>
            <text:p text:style-name="P11"><text:span text:style-name="T42"/></text:p>
            <text:p text:style-name="P11"><text:span text:style-name="T42">(</text:span><text:span text:style-name="T43">defprotocol</text:span><text:span text:style-name="T42"> </text:span><text:span text:style-name="T44">Stories</text:span></text:p>
            <text:p text:style-name="P11"><text:span text:style-name="T42"><text:s text:c="2"/></text:span><text:span text:style-name="T42">(</text:span><text:span text:style-name="T44">index</text:span><text:span text:style-name="T42"> [</text:span><text:span text:style-name="T44">db</text:span><text:span text:style-name="T42">])</text:span></text:p>
            <text:p text:style-name="P11"><text:span text:style-name="T42"><text:s text:c="2"/></text:span><text:span text:style-name="T42">(</text:span><text:span text:style-name="T44">create!</text:span><text:span text:style-name="T42"> [</text:span><text:span text:style-name="T44">db</text:span><text:span text:style-name="T42"> </text:span><text:span text:style-name="T44">title</text:span><text:span text:style-name="T42"> </text:span><text:span text:style-name="T44">url</text:span><text:span text:style-name="T42">])</text:span></text:p>
            <text:p text:style-name="P11"><text:span text:style-name="T42"><text:s text:c="2"/></text:span><text:span text:style-name="T42">(</text:span><text:span text:style-name="T44">upvote!</text:span><text:span text:style-name="T42"> [</text:span><text:span text:style-name="T44">db</text:span><text:span text:style-name="T42"> </text:span><text:span text:style-name="T44">id</text:span><text:span text:style-name="T42">]))</text:span></text:p>
            <text:p text:style-name="P11"><text:span text:style-name="T42"/></text:p>
            <text:p text:style-name="P11"><text:span text:style-name="T42">(</text:span><text:span text:style-name="T43">extend-protocol</text:span><text:span text:style-name="T42"> </text:span><text:span text:style-name="T44">Stories</text:span></text:p>
            <text:p text:style-name="P11"><text:span text:style-name="T42"><text:s text:c="2"/></text:span><text:span text:style-name="T44">duct.database.sql.Boundary</text:span></text:p>
            <text:p text:style-name="P11"><text:span text:style-name="T42"><text:s text:c="2"/></text:span><text:span text:style-name="T42">(</text:span><text:span text:style-name="T44">index</text:span><text:span text:style-name="T42"> [{</text:span><text:span text:style-name="T44">db</text:span><text:span text:style-name="T42"> </text:span><text:span text:style-name="T45">:spec</text:span><text:span text:style-name="T42">}]</text:span></text:p>
            <text:p text:style-name="P11"><text:span text:style-name="T42"><text:s text:c="4"/></text:span><text:span text:style-name="T42">(</text:span><text:span text:style-name="T44">list-stories</text:span><text:span text:style-name="T42"> </text:span><text:span text:style-name="T44">db</text:span><text:span text:style-name="T42">))</text:span></text:p>
            <text:p text:style-name="P11"><text:span text:style-name="T42"/></text:p>
            <text:p text:style-name="P11"><text:span text:style-name="T42"><text:s text:c="2"/></text:span><text:span text:style-name="T42">(</text:span><text:span text:style-name="T44">create!</text:span><text:span text:style-name="T42"> [{</text:span><text:span text:style-name="T44">db</text:span><text:span text:style-name="T42"> </text:span><text:span text:style-name="T45">:spec</text:span><text:span text:style-name="T42">} </text:span><text:span text:style-name="T44">title</text:span><text:span text:style-name="T42"> </text:span><text:span text:style-name="T44">link</text:span><text:span text:style-name="T42">]</text:span></text:p>
            <text:p text:style-name="P11"><text:span text:style-name="T42"><text:s text:c="4"/></text:span><text:span text:style-name="T42">(</text:span><text:span text:style-name="T44">create-story!</text:span><text:span text:style-name="T42"> </text:span><text:span text:style-name="T44">db</text:span><text:span text:style-name="T42"> {</text:span><text:span text:style-name="T45">:title</text:span><text:span text:style-name="T42"> </text:span><text:span text:style-name="T44">title</text:span></text:p>
            <text:p text:style-name="P11"><text:span text:style-name="T42"><text:s text:c="23"/></text:span><text:span text:style-name="T45">:link</text:span><text:span text:style-name="T42"> </text:span><text:span text:style-name="T44">link</text:span><text:span text:style-name="T42">}))</text:span></text:p>
            <text:p text:style-name="P11"><text:span text:style-name="T42"/></text:p>
            <text:p text:style-name="P11"><text:span text:style-name="T42"><text:s text:c="2"/></text:span><text:span text:style-name="T42">(</text:span><text:span text:style-name="T44">upvote!</text:span><text:span text:style-name="T42"> [{</text:span><text:span text:style-name="T44">db</text:span><text:span text:style-name="T42"> </text:span><text:span text:style-name="T45">:spec</text:span><text:span text:style-name="T42">} </text:span><text:span text:style-name="T44">id</text:span><text:span text:style-name="T42">]</text:span></text:p>
            <text:p text:style-name="P11"><text:span text:style-name="T42"><text:s text:c="4"/></text:span><text:span text:style-name="T42">(</text:span><text:span text:style-name="T44">upvote-story!</text:span><text:span text:style-name="T42"> </text:span><text:span text:style-name="T44">db</text:span><text:span text:style-name="T42"> {</text:span><text:span text:style-name="T45">:id</text:span><text:span text:style-name="T42"> </text:span><text:span text:style-name="T44">id</text:span><text:span text:style-name="T42">})))</text:span></text:p>
            <text:p text:style-name="P11"><text:span text:style-name="T42"/></text:p>
          </draw:text-box>
        </draw:frame>
        <draw:custom-shape draw:style-name="gr16" draw:text-style-name="P8" draw:layer="layout" svg:width="7.4cm" svg:height="2.6cm" svg:x="1.2cm" svg:y="5.6cm">
          <text:p/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4.4cm" svg:y1="8.6cm" svg:x2="8.8cm" svg:y2="7cm">
          <text:p/>
        </draw:line>
        <draw:frame draw:style-name="gr17" draw:text-style-name="P10" draw:layer="layout" svg:width="10.6cm" svg:height="5.315cm" svg:x="13.8cm" svg:y="8.8cm">
          <draw:text-box>
            <text:p text:style-name="P9"><text:span text:style-name="T16">Boundary Protocol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One_20_Column" presentation:presentation-page-layout-name="AL2T1">
        <draw:frame presentation:style-name="pr3" draw:text-style-name="P2" draw:layer="layout" svg:width="26.5cm" svg:height="1.8cm" svg:x="0.4cm" svg:y="0.2cm" presentation:class="title">
          <draw:text-box>
            <text:p><text:span text:style-name="T2">Stories Boundary</text:span></text:p>
          </draw:text-box>
        </draw:frame>
        <draw:frame presentation:style-name="pr4" draw:text-style-name="P12" draw:layer="layout" svg:width="25.199cm" svg:height="11.8cm" svg:x="1.272cm" svg:y="2.6cm" presentation:class="outline" presentation:user-transformed="true">
          <draw:text-box>
            <text:p text:style-name="P11"><text:span text:style-name="T42">(</text:span><text:span text:style-name="T43">ns</text:span><text:span text:style-name="T42"> </text:span><text:span text:style-name="T44">duct-talk.boundaries.stories</text:span></text:p>
            <text:p text:style-name="P11"><text:span text:style-name="T42"><text:s text:c="2"/></text:span><text:span text:style-name="T42">(</text:span><text:span text:style-name="T45">:require</text:span><text:span text:style-name="T42"> [</text:span><text:span text:style-name="T44">duct.database.sql</text:span><text:span text:style-name="T42">]</text:span></text:p>
            <text:p text:style-name="P11"><text:span text:style-name="T42"><text:s text:c="12"/></text:span><text:span text:style-name="T42">[</text:span><text:span text:style-name="T44">hugsql.core</text:span><text:span text:style-name="T42"> </text:span><text:span text:style-name="T45">:as</text:span><text:span text:style-name="T42"> </text:span><text:span text:style-name="T44">hugsql</text:span><text:span text:style-name="T42">]))</text:span></text:p>
            <text:p text:style-name="P11"><text:span text:style-name="T42"/></text:p>
            <text:p text:style-name="P11"><text:span text:style-name="T42">(</text:span><text:span text:style-name="T44">hugsql/def-db-fns</text:span><text:span text:style-name="T42"> </text:span><text:span text:style-name="T46">"duct_talk/boundaries/stories.sql"</text:span><text:span text:style-name="T42">)</text:span></text:p>
            <text:p text:style-name="P11"><text:span text:style-name="T42"/></text:p>
            <text:p text:style-name="P11"><text:span text:style-name="T42">(</text:span><text:span text:style-name="T43">defprotocol</text:span><text:span text:style-name="T42"> </text:span><text:span text:style-name="T44">Stories</text:span></text:p>
            <text:p text:style-name="P11"><text:span text:style-name="T42"><text:s text:c="2"/></text:span><text:span text:style-name="T42">(</text:span><text:span text:style-name="T44">index</text:span><text:span text:style-name="T42"> [</text:span><text:span text:style-name="T44">db</text:span><text:span text:style-name="T42">])</text:span></text:p>
            <text:p text:style-name="P11"><text:span text:style-name="T42"><text:s text:c="2"/></text:span><text:span text:style-name="T42">(</text:span><text:span text:style-name="T44">create!</text:span><text:span text:style-name="T42"> [</text:span><text:span text:style-name="T44">db</text:span><text:span text:style-name="T42"> </text:span><text:span text:style-name="T44">title</text:span><text:span text:style-name="T42"> </text:span><text:span text:style-name="T44">url</text:span><text:span text:style-name="T42">])</text:span></text:p>
            <text:p text:style-name="P11"><text:span text:style-name="T42"><text:s text:c="2"/></text:span><text:span text:style-name="T42">(</text:span><text:span text:style-name="T44">upvote!</text:span><text:span text:style-name="T42"> [</text:span><text:span text:style-name="T44">db</text:span><text:span text:style-name="T42"> </text:span><text:span text:style-name="T44">id</text:span><text:span text:style-name="T42">]))</text:span></text:p>
            <text:p text:style-name="P11"><text:span text:style-name="T42"/></text:p>
            <text:p text:style-name="P11"><text:span text:style-name="T42">(</text:span><text:span text:style-name="T43">extend-protocol</text:span><text:span text:style-name="T42"> </text:span><text:span text:style-name="T44">Stories</text:span></text:p>
            <text:p text:style-name="P11"><text:span text:style-name="T42"><text:s text:c="2"/></text:span><text:span text:style-name="T44">duct.database.sql.Boundary</text:span></text:p>
            <text:p text:style-name="P11"><text:span text:style-name="T42"><text:s text:c="2"/></text:span><text:span text:style-name="T42">(</text:span><text:span text:style-name="T44">index</text:span><text:span text:style-name="T42"> [{</text:span><text:span text:style-name="T44">db</text:span><text:span text:style-name="T42"> </text:span><text:span text:style-name="T45">:spec</text:span><text:span text:style-name="T42">}]</text:span></text:p>
            <text:p text:style-name="P11"><text:span text:style-name="T42"><text:s text:c="4"/></text:span><text:span text:style-name="T42">(</text:span><text:span text:style-name="T44">list-stories</text:span><text:span text:style-name="T42"> </text:span><text:span text:style-name="T44">db</text:span><text:span text:style-name="T42">))</text:span></text:p>
            <text:p text:style-name="P11"><text:span text:style-name="T42"/></text:p>
            <text:p text:style-name="P11"><text:span text:style-name="T42"><text:s text:c="2"/></text:span><text:span text:style-name="T42">(</text:span><text:span text:style-name="T44">create!</text:span><text:span text:style-name="T42"> [{</text:span><text:span text:style-name="T44">db</text:span><text:span text:style-name="T42"> </text:span><text:span text:style-name="T45">:spec</text:span><text:span text:style-name="T42">} </text:span><text:span text:style-name="T44">title</text:span><text:span text:style-name="T42"> </text:span><text:span text:style-name="T44">link</text:span><text:span text:style-name="T42">]</text:span></text:p>
            <text:p text:style-name="P11"><text:span text:style-name="T42"><text:s text:c="4"/></text:span><text:span text:style-name="T42">(</text:span><text:span text:style-name="T44">create-story!</text:span><text:span text:style-name="T42"> </text:span><text:span text:style-name="T44">db</text:span><text:span text:style-name="T42"> {</text:span><text:span text:style-name="T45">:title</text:span><text:span text:style-name="T42"> </text:span><text:span text:style-name="T44">title</text:span></text:p>
            <text:p text:style-name="P11"><text:span text:style-name="T42"><text:s text:c="23"/></text:span><text:span text:style-name="T45">:link</text:span><text:span text:style-name="T42"> </text:span><text:span text:style-name="T44">link</text:span><text:span text:style-name="T42">}))</text:span></text:p>
            <text:p text:style-name="P11"><text:span text:style-name="T42"/></text:p>
            <text:p text:style-name="P11"><text:span text:style-name="T42"><text:s text:c="2"/></text:span><text:span text:style-name="T42">(</text:span><text:span text:style-name="T44">upvote!</text:span><text:span text:style-name="T42"> [{</text:span><text:span text:style-name="T44">db</text:span><text:span text:style-name="T42"> </text:span><text:span text:style-name="T45">:spec</text:span><text:span text:style-name="T42">} </text:span><text:span text:style-name="T44">id</text:span><text:span text:style-name="T42">]</text:span></text:p>
            <text:p text:style-name="P11"><text:span text:style-name="T42"><text:s text:c="4"/></text:span><text:span text:style-name="T42">(</text:span><text:span text:style-name="T44">upvote-story!</text:span><text:span text:style-name="T42"> </text:span><text:span text:style-name="T44">db</text:span><text:span text:style-name="T42"> {</text:span><text:span text:style-name="T45">:id</text:span><text:span text:style-name="T42"> </text:span><text:span text:style-name="T44">id</text:span><text:span text:style-name="T42">})))</text:span></text:p>
            <text:p text:style-name="P11"><text:span text:style-name="T42"/></text:p>
          </draw:text-box>
        </draw:frame>
        <draw:custom-shape draw:style-name="gr18" draw:text-style-name="P8" draw:layer="layout" svg:width="10.2cm" svg:height="6.4cm" svg:x="1.2cm" svg:y="8.2cm">
          <text:p/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5cm" svg:y1="10cm" svg:x2="11.8cm" svg:y2="11.4cm">
          <text:p/>
        </draw:line>
        <draw:frame draw:style-name="gr17" draw:text-style-name="P10" draw:layer="layout" svg:width="13.2cm" svg:height="5.315cm" svg:x="15cm" svg:y="8.8cm">
          <draw:text-box>
            <text:p text:style-name="P9"><text:span text:style-name="T16">Boundary Implementation for SQL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One_20_Column" presentation:presentation-page-layout-name="AL2T1">
        <draw:frame presentation:style-name="pr3" draw:text-style-name="P2" draw:layer="layout" svg:width="26.5cm" svg:height="1.8cm" svg:x="0.4cm" svg:y="0.2cm" presentation:class="title">
          <draw:text-box>
            <text:p><text:span text:style-name="T2">Stories Boundary</text:span></text:p>
          </draw:text-box>
        </draw:frame>
        <draw:frame presentation:style-name="pr4" draw:text-style-name="P12" draw:layer="layout" svg:width="25.199cm" svg:height="11.8cm" svg:x="1.272cm" svg:y="2.6cm" presentation:class="outline" presentation:user-transformed="true">
          <draw:text-box>
            <text:p text:style-name="P11"><text:span text:style-name="T42">(</text:span><text:span text:style-name="T43">ns</text:span><text:span text:style-name="T42"> </text:span><text:span text:style-name="T44">duct-talk.boundaries.stories</text:span></text:p>
            <text:p text:style-name="P11"><text:span text:style-name="T42"><text:s text:c="2"/></text:span><text:span text:style-name="T42">(</text:span><text:span text:style-name="T45">:require</text:span><text:span text:style-name="T42"> [</text:span><text:span text:style-name="T44">duct.database.sql</text:span><text:span text:style-name="T42">]</text:span></text:p>
            <text:p text:style-name="P11"><text:span text:style-name="T42"><text:s text:c="12"/></text:span><text:span text:style-name="T42">[</text:span><text:span text:style-name="T44">hugsql.core</text:span><text:span text:style-name="T42"> </text:span><text:span text:style-name="T45">:as</text:span><text:span text:style-name="T42"> </text:span><text:span text:style-name="T44">hugsql</text:span><text:span text:style-name="T42">]))</text:span></text:p>
            <text:p text:style-name="P11"><text:span text:style-name="T42"/></text:p>
            <text:p text:style-name="P11"><text:span text:style-name="T42">(</text:span><text:span text:style-name="T44">hugsql/def-db-fns</text:span><text:span text:style-name="T42"> </text:span><text:span text:style-name="T46">"duct_talk/boundaries/stories.sql"</text:span><text:span text:style-name="T42">)</text:span></text:p>
            <text:p text:style-name="P11"><text:span text:style-name="T42"/></text:p>
            <text:p text:style-name="P11"><text:span text:style-name="T42">(</text:span><text:span text:style-name="T43">defprotocol</text:span><text:span text:style-name="T42"> </text:span><text:span text:style-name="T44">Stories</text:span></text:p>
            <text:p text:style-name="P11"><text:span text:style-name="T42"><text:s text:c="2"/></text:span><text:span text:style-name="T42">(</text:span><text:span text:style-name="T44">index</text:span><text:span text:style-name="T42"> [</text:span><text:span text:style-name="T44">db</text:span><text:span text:style-name="T42">])</text:span></text:p>
            <text:p text:style-name="P11"><text:span text:style-name="T42"><text:s text:c="2"/></text:span><text:span text:style-name="T42">(</text:span><text:span text:style-name="T44">create!</text:span><text:span text:style-name="T42"> [</text:span><text:span text:style-name="T44">db</text:span><text:span text:style-name="T42"> </text:span><text:span text:style-name="T44">title</text:span><text:span text:style-name="T42"> </text:span><text:span text:style-name="T44">url</text:span><text:span text:style-name="T42">])</text:span></text:p>
            <text:p text:style-name="P11"><text:span text:style-name="T42"><text:s text:c="2"/></text:span><text:span text:style-name="T42">(</text:span><text:span text:style-name="T44">upvote!</text:span><text:span text:style-name="T42"> [</text:span><text:span text:style-name="T44">db</text:span><text:span text:style-name="T42"> </text:span><text:span text:style-name="T44">id</text:span><text:span text:style-name="T42">]))</text:span></text:p>
            <text:p text:style-name="P11"><text:span text:style-name="T42"/></text:p>
            <text:p text:style-name="P11"><text:span text:style-name="T42">(</text:span><text:span text:style-name="T43">extend-protocol</text:span><text:span text:style-name="T42"> </text:span><text:span text:style-name="T44">Stories</text:span></text:p>
            <text:p text:style-name="P11"><text:span text:style-name="T42"><text:s text:c="2"/></text:span><text:span text:style-name="T44">duct.database.sql.Boundary</text:span></text:p>
            <text:p text:style-name="P11"><text:span text:style-name="T42"><text:s text:c="2"/></text:span><text:span text:style-name="T42">(</text:span><text:span text:style-name="T44">index</text:span><text:span text:style-name="T42"> [{</text:span><text:span text:style-name="T44">db</text:span><text:span text:style-name="T42"> </text:span><text:span text:style-name="T45">:spec</text:span><text:span text:style-name="T42">}]</text:span></text:p>
            <text:p text:style-name="P11"><text:span text:style-name="T42"><text:s text:c="4"/></text:span><text:span text:style-name="T42">(</text:span><text:span text:style-name="T44">list-stories</text:span><text:span text:style-name="T42"> </text:span><text:span text:style-name="T44">db</text:span><text:span text:style-name="T42">))</text:span></text:p>
            <text:p text:style-name="P11"><text:span text:style-name="T42"/></text:p>
            <text:p text:style-name="P11"><text:span text:style-name="T42"><text:s text:c="2"/></text:span><text:span text:style-name="T42">(</text:span><text:span text:style-name="T44">create!</text:span><text:span text:style-name="T42"> [{</text:span><text:span text:style-name="T44">db</text:span><text:span text:style-name="T42"> </text:span><text:span text:style-name="T45">:spec</text:span><text:span text:style-name="T42">} </text:span><text:span text:style-name="T44">title</text:span><text:span text:style-name="T42"> </text:span><text:span text:style-name="T44">link</text:span><text:span text:style-name="T42">]</text:span></text:p>
            <text:p text:style-name="P11"><text:span text:style-name="T42"><text:s text:c="4"/></text:span><text:span text:style-name="T42">(</text:span><text:span text:style-name="T44">create-story!</text:span><text:span text:style-name="T42"> </text:span><text:span text:style-name="T44">db</text:span><text:span text:style-name="T42"> {</text:span><text:span text:style-name="T45">:title</text:span><text:span text:style-name="T42"> </text:span><text:span text:style-name="T44">title</text:span></text:p>
            <text:p text:style-name="P11"><text:span text:style-name="T42"><text:s text:c="23"/></text:span><text:span text:style-name="T45">:link</text:span><text:span text:style-name="T42"> </text:span><text:span text:style-name="T44">link</text:span><text:span text:style-name="T42">}))</text:span></text:p>
            <text:p text:style-name="P11"><text:span text:style-name="T42"/></text:p>
            <text:p text:style-name="P11"><text:span text:style-name="T42"><text:s text:c="2"/></text:span><text:span text:style-name="T42">(</text:span><text:span text:style-name="T44">upvote!</text:span><text:span text:style-name="T42"> [{</text:span><text:span text:style-name="T44">db</text:span><text:span text:style-name="T42"> </text:span><text:span text:style-name="T45">:spec</text:span><text:span text:style-name="T42">} </text:span><text:span text:style-name="T44">id</text:span><text:span text:style-name="T42">]</text:span></text:p>
            <text:p text:style-name="P11"><text:span text:style-name="T42"><text:s text:c="4"/></text:span><text:span text:style-name="T42">(</text:span><text:span text:style-name="T44">upvote-story!</text:span><text:span text:style-name="T42"> </text:span><text:span text:style-name="T44">db</text:span><text:span text:style-name="T42"> {</text:span><text:span text:style-name="T45">:id</text:span><text:span text:style-name="T42"> </text:span><text:span text:style-name="T44">id</text:span><text:span text:style-name="T42">})))</text:span></text:p>
            <text:p text:style-name="P11"><text:span text:style-name="T42"/></text:p>
          </draw:text-box>
        </draw:frame>
        <draw:custom-shape draw:style-name="gr19" draw:text-style-name="P8" draw:layer="layout" svg:width="15cm" svg:height="0.8cm" svg:x="1.2cm" svg:y="4.6cm">
          <text:p/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5cm" svg:y1="10cm" svg:x2="11.2cm" svg:y2="5.6cm">
          <text:p/>
        </draw:line>
        <draw:frame draw:style-name="gr17" draw:text-style-name="P10" draw:layer="layout" svg:width="13.2cm" svg:height="5.315cm" svg:x="15cm" svg:y="8.8cm">
          <draw:text-box>
            <text:p text:style-name="P9"><text:span text:style-name="T16">SQL file of queries, using HugSQL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One_20_Column" presentation:presentation-page-layout-name="AL2T1">
        <draw:frame presentation:style-name="pr3" draw:text-style-name="P2" draw:layer="layout" svg:width="26.5cm" svg:height="1.8cm" svg:x="0.4cm" svg:y="0.2cm" presentation:class="title">
          <draw:text-box>
            <text:p><text:span text:style-name="T2">SQL Queries for Stories</text:span></text:p>
          </draw:text-box>
        </draw:frame>
        <draw:frame draw:style-name="gr15" draw:text-style-name="P18" draw:layer="layout" svg:width="14.978cm" svg:height="12.066cm" draw:transform="rotate (0.00349065850398866) translate (1cm 2.556cm)">
          <draw:text-box>
            <text:p text:style-name="P17"><text:span text:style-name="T39">duct_talk/boundaries/stories.sql</text:span></text:p>
            <text:p text:style-name="P17"><text:span text:style-name="T48"/></text:p>
            <text:p text:style-name="P17"><text:span text:style-name="T51">-- :name list-stories :?</text:span></text:p>
            <text:p text:style-name="P17"><text:span text:style-name="T51">-- :doc Retrieve list of all stories</text:span></text:p>
            <text:p text:style-name="P17"><text:span text:style-name="T48">select id, title, url, votes from stories; </text:span></text:p>
            <text:p text:style-name="P17"><text:span text:style-name="T48"/></text:p>
            <text:p text:style-name="P17"><text:span text:style-name="T51">-- :name create-story! :!</text:span></text:p>
            <text:p text:style-name="P17"><text:span text:style-name="T51">-- :doc Create a new story submission</text:span></text:p>
            <text:p text:style-name="P17"><text:span text:style-name="T48">insert into stories (title, url) values (:title, :link);</text:span></text:p>
            <text:p text:style-name="P17"><text:span text:style-name="T48"/></text:p>
            <text:p text:style-name="P17"><text:span text:style-name="T51">-- :name upvote-story! :!</text:span></text:p>
            <text:p text:style-name="P17"><text:span text:style-name="T51">-- :doc Increment the vote count for a story</text:span></text:p>
            <text:p text:style-name="P17"><text:span text:style-name="T48">update stories set votes = votes + 1 where id = :id;</text:span></text:p>
            <text:p text:style-name="P17"><text:span text:style-name="T48"/></text:p>
            <text:p text:style-name="P17"><text:span text:style-name="T48"/></text:p>
          </draw:text-box>
        </draw:frame>
        <presentation:notes draw:style-name="dp1">
          <draw:page-thumbnail draw:style-name="gr1" draw:layer="layout" svg:width="19.798cm" svg:height="11.136cm" svg:x="0.6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One_20_Column" presentation:presentation-page-layout-name="AL2T1">
        <draw:frame presentation:style-name="pr3" draw:text-style-name="P2" draw:layer="layout" svg:width="26.5cm" svg:height="1.8cm" svg:x="0.4cm" svg:y="0.2cm" presentation:class="title">
          <draw:text-box>
            <text:p><text:span text:style-name="T2">Update Handler Logic</text:span></text:p>
          </draw:text-box>
        </draw:frame>
        <draw:frame presentation:style-name="pr4" draw:text-style-name="P12" draw:layer="layout" svg:width="25.199cm" svg:height="12.8cm" svg:x="1.272cm" svg:y="2.6cm" presentation:class="outline" presentation:user-transformed="true">
          <draw:text-box>
            <text:p text:style-name="P11"><text:span text:style-name="T42">(</text:span><text:span text:style-name="T43">ns</text:span><text:span text:style-name="T42"> </text:span><text:span text:style-name="T44">duct-talk.handler.stories</text:span></text:p>
            <text:p text:style-name="P11"><text:span text:style-name="T42"><text:s text:c="2"/></text:span><text:span text:style-name="T42">(</text:span><text:span text:style-name="T45">:require</text:span><text:span text:style-name="T42"> [</text:span><text:span text:style-name="T44">ataraxy.core</text:span><text:span text:style-name="T42"> </text:span><text:span text:style-name="T45">:as</text:span><text:span text:style-name="T42"> </text:span><text:span text:style-name="T44">ataraxy</text:span><text:span text:style-name="T42">]</text:span></text:p>
            <text:p text:style-name="P11"><text:span text:style-name="T42"><text:s text:c="12"/></text:span><text:span text:style-name="T42">[</text:span><text:span text:style-name="T44">ataraxy.response</text:span><text:span text:style-name="T42"> </text:span><text:span text:style-name="T45">:as</text:span><text:span text:style-name="T42"> </text:span><text:span text:style-name="T44">response</text:span><text:span text:style-name="T42">] </text:span></text:p>
            <text:p text:style-name="P11"><text:span text:style-name="T42"><text:s text:c="12"/></text:span><text:span text:style-name="T42">[</text:span><text:span text:style-name="T44">integrant.core</text:span><text:span text:style-name="T42"> </text:span><text:span text:style-name="T45">:as</text:span><text:span text:style-name="T42"> </text:span><text:span text:style-name="T44">ig</text:span><text:span text:style-name="T42">]</text:span></text:p>
            <text:p text:style-name="P11"><text:span text:style-name="T42"><text:s text:c="12"/></text:span><text:span text:style-name="T42">[</text:span><text:span text:style-name="T44">duct-</text:span><text:span text:style-name="T44">talk.boundaries.stories</text:span><text:span text:style-name="T42"> </text:span><text:span text:style-name="T45">:as</text:span><text:span text:style-name="T42"> </text:span><text:span text:style-name="T44">stories</text:span><text:span text:style-name="T42">]))</text:span></text:p>
            <text:p text:style-name="P11"><text:span text:style-name="T42"/></text:p>
            <text:p text:style-name="P11"><text:span text:style-name="T42">(</text:span><text:span text:style-name="T43">defmethod</text:span><text:span text:style-name="T42"> </text:span><text:span text:style-name="T44">ig/init-key</text:span><text:span text:style-name="T42"> </text:span><text:span text:style-name="T45">::index</text:span></text:p>
            <text:p text:style-name="P11"><text:span text:style-name="T42"><text:s text:c="2"/></text:span><text:span text:style-name="T42">[_ {</text:span><text:span text:style-name="T45">:keys</text:span><text:span text:style-name="T42"> [</text:span><text:span text:style-name="T52">db</text:span><text:span text:style-name="T42">]}]</text:span></text:p>
            <text:p text:style-name="P11"><text:span text:style-name="T42"><text:s text:c="2"/></text:span><text:span text:style-name="T42">(</text:span><text:span text:style-name="T43">fn</text:span><text:span text:style-name="T42"> [</text:span><text:span text:style-name="T44">_</text:span><text:span text:style-name="T42">]</text:span></text:p>
            <text:p text:style-name="P11"><text:span text:style-name="T42"><text:s text:c="4"/></text:span><text:span text:style-name="T42">[</text:span><text:span text:style-name="T45">::response/ok</text:span><text:span text:style-name="T42"> (</text:span><text:span text:style-name="T44">stories/index </text:span><text:span text:style-name="T44">db</text:span><text:span text:style-name="T42">]))</text:span></text:p>
            <text:p text:style-name="P11"><text:span text:style-name="T42"/></text:p>
            <text:p text:style-name="P11"><text:span text:style-name="T42">(</text:span><text:span text:style-name="T43">defmethod</text:span><text:span text:style-name="T42"> </text:span><text:span text:style-name="T44">ig/init-key</text:span><text:span text:style-name="T42"> </text:span><text:span text:style-name="T45">::submit</text:span></text:p>
            <text:p text:style-name="P11"><text:span text:style-name="T42"><text:s text:c="2"/></text:span><text:span text:style-name="T42">[_ {</text:span><text:span text:style-name="T45">:keys</text:span><text:span text:style-name="T42"> [</text:span><text:span text:style-name="T52">db</text:span><text:span text:style-name="T42">]}]</text:span></text:p>
            <text:p text:style-name="P11"><text:span text:style-name="T42"><text:s text:c="2"/></text:span><text:span text:style-name="T42">(</text:span><text:span text:style-name="T43">fn</text:span><text:span text:style-name="T42"> [{{</text:span><text:span text:style-name="T45">:keys</text:span><text:span text:style-name="T42"> [</text:span><text:span text:style-name="T44">title</text:span><text:span text:style-name="T42"> </text:span><text:span text:style-name="T44">link</text:span><text:span text:style-name="T42">]} </text:span><text:span text:style-name="T45">:body-</text:span><text:span text:style-name="T45">params</text:span><text:span text:style-name="T42">}]</text:span></text:p>
            <text:p text:style-name="P11"><text:span text:style-name="T42"><text:s text:c="4"/></text:span><text:span text:style-name="T42">(</text:span><text:span text:style-name="T44">stories/create!</text:span><text:span text:style-name="T42"> </text:span><text:span text:style-name="T44">db</text:span><text:span text:style-name="T42"> </text:span><text:span text:style-name="T44">title</text:span><text:span text:style-name="T42"> </text:span><text:span text:style-name="T44">link</text:span><text:span text:style-name="T42">)</text:span></text:p>
            <text:p text:style-name="P11"><text:span text:style-name="T42"><text:s text:c="4"/></text:span><text:span text:style-name="T42">[</text:span><text:span text:style-name="T45">::response/ok</text:span><text:span text:style-name="T42"> </text:span><text:span text:style-name="T46">"submitted"</text:span><text:span text:style-name="T42">]))</text:span></text:p>
            <text:p text:style-name="P11"><text:span text:style-name="T42"/></text:p>
            <text:p text:style-name="P11"><text:span text:style-name="T42">(</text:span><text:span text:style-name="T43">defmethod</text:span><text:span text:style-name="T42"> </text:span><text:span text:style-name="T44">ig/init-key</text:span><text:span text:style-name="T42"> </text:span><text:span text:style-name="T45">::upvote</text:span></text:p>
            <text:p text:style-name="P11"><text:span text:style-name="T42"><text:s text:c="2"/></text:span><text:span text:style-name="T42">[_ {</text:span><text:span text:style-name="T45">:keys</text:span><text:span text:style-name="T42"> [</text:span><text:span text:style-name="T52">db</text:span><text:span text:style-name="T42">]}]</text:span></text:p>
            <text:p text:style-name="P11"><text:span text:style-name="T42"><text:s text:c="2"/></text:span><text:span text:style-name="T42">(</text:span><text:span text:style-name="T43">fn</text:span><text:span text:style-name="T42"> [{{</text:span><text:span text:style-name="T44">id</text:span><text:span text:style-name="T42"> </text:span><text:span text:style-name="T45">:story-id</text:span><text:span text:style-name="T42">} </text:span><text:span text:style-name="T45">:route-params</text:span><text:span text:style-name="T42">}]</text:span></text:p>
            <text:p text:style-name="P11"><text:span text:style-name="T42"><text:s text:c="4"/></text:span><text:span text:style-name="T42">(</text:span><text:span text:style-name="T44">stories/upvote! db id</text:span><text:span text:style-name="T42">)</text:span></text:p>
            <text:p text:style-name="P11"><text:span text:style-name="T42"><text:s text:c="4"/></text:span><text:span text:style-name="T42">[</text:span><text:span text:style-name="T45">::response/ok</text:span><text:span text:style-name="T42"> </text:span><text:span text:style-name="T46">"voted"</text:span><text:span text:style-name="T42">]))</text:span></text:p>
            <text:p text:style-name="P11"><text:span text:style-name="T42"/></text:p>
          </draw:text-box>
        </draw:frame>
        <presentation:notes draw:style-name="dp1">
          <draw:page-thumbnail draw:style-name="gr1" draw:layer="layout" svg:width="19.798cm" svg:height="11.136cm" svg:x="0.6cm" svg:y="2.257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One_20_Column" presentation:presentation-page-layout-name="AL2T1">
        <draw:frame presentation:style-name="pr3" draw:text-style-name="P2" draw:layer="layout" svg:width="26.5cm" svg:height="1.8cm" svg:x="0.4cm" svg:y="0.2cm" presentation:class="title">
          <draw:text-box>
            <text:p><text:span text:style-name="T2">Demo</text:span></text:p>
          </draw:text-box>
        </draw:frame>
        <draw:frame draw:style-name="gr20" draw:text-style-name="P18" draw:layer="layout" svg:width="25.185cm" svg:height="13.779cm" draw:transform="rotate (0.00349065850398866) translate (1.79cm 2.421cm)">
          <draw:text-box>
            <text:p text:style-name="P17"><text:span text:style-name="T47">http GET localhost:3000/</text:span></text:p>
            <text:p text:style-name="P17"><text:span text:style-name="T48"/></text:p>
            <text:p text:style-name="P17"><text:span text:style-name="T48">[ ]</text:span></text:p>
            <text:p text:style-name="P17"/>
            <text:p text:style-name="P17"><text:span text:style-name="T47">http POST localhost:3000/stories "title=New Story" link=https://google.com</text:span></text:p>
            <text:p text:style-name="P17"><text:span text:style-name="T48"/></text:p>
            <text:p text:style-name="P17"><text:span text:style-name="T48">submitted</text:span></text:p>
            <text:p text:style-name="P17"><text:span text:style-name="T48"/></text:p>
            <text:p text:style-name="P17"><text:span text:style-name="T47">http GET localhost:3000/</text:span></text:p>
            <text:p text:style-name="P17"><text:span text:style-name="T48"/></text:p>
            <text:p text:style-name="P17"><text:span text:style-name="T48">[</text:span></text:p>
            <text:p text:style-name="P17"><text:span text:style-name="T48"><text:s text:c="4"/></text:span><text:span text:style-name="T48">{</text:span></text:p>
            <text:p text:style-name="P17"><text:span text:style-name="T48"><text:s text:c="8"/></text:span><text:span text:style-name="T48">"id": 1,</text:span></text:p>
            <text:p text:style-name="P17"><text:span text:style-name="T48"><text:s text:c="8"/></text:span><text:span text:style-name="T48">"title": "New Story",</text:span></text:p>
            <text:p text:style-name="P17"><text:span text:style-name="T48"><text:s text:c="8"/></text:span><text:span text:style-name="T48">"url": "https://google.com",</text:span></text:p>
            <text:p text:style-name="P17"><text:span text:style-name="T48"><text:s text:c="8"/></text:span><text:span text:style-name="T48">"votes": 0</text:span></text:p>
            <text:p text:style-name="P17"><text:span text:style-name="T48"><text:s text:c="4"/></text:span><text:span text:style-name="T48">}</text:span></text:p>
            <text:p text:style-name="P17"><text:span text:style-name="T48">]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2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One_20_Column" presentation:presentation-page-layout-name="AL2T1">
        <draw:frame presentation:style-name="pr3" draw:text-style-name="P2" draw:layer="layout" svg:width="26.5cm" svg:height="1.8cm" svg:x="0.4cm" svg:y="0.2cm" presentation:class="title">
          <draw:text-box>
            <text:p><text:span text:style-name="T2">Add Database Migrations</text:span></text:p>
          </draw:text-box>
        </draw:frame>
        <draw:frame presentation:style-name="pr4" draw:text-style-name="P16" draw:layer="layout" svg:width="25.199cm" svg:height="12.6cm" svg:x="1.272cm" svg:y="2.6cm" presentation:class="outline" presentation:user-transformed="true">
          <draw:text-box>
            <text:p text:style-name="P15"><text:span text:style-name="T53">...</text:span></text:p>
            <text:p text:style-name="P15"><text:span text:style-name="T38"/></text:p>
            <text:p text:style-name="P15"><text:span text:style-name="T38"><text:s text:c="2"/></text:span><text:span text:style-name="T39">:duct-talk.handler.stories/upvote</text:span></text:p>
            <text:p text:style-name="P15"><text:span text:style-name="T38"><text:s text:c="2"/></text:span><text:span text:style-name="T38">{</text:span><text:span text:style-name="T39">:db</text:span><text:span text:style-name="T38"> #ig/ref </text:span><text:span text:style-name="T39">:duct.database/sql</text:span><text:span text:style-name="T38">}</text:span></text:p>
            <text:p text:style-name="P15"><text:span text:style-name="T38"><text:s text:c="2"/></text:span></text:p>
            <text:p text:style-name="P15"><text:span text:style-name="T38"><text:s text:c="2"/></text:span><text:span text:style-name="T38">[</text:span><text:span text:style-name="T39">:duct.migrator.ragtime/sql</text:span><text:span text:style-name="T38"> </text:span><text:span text:style-name="T39">:migrations/init-stories</text:span><text:span text:style-name="T38">]</text:span></text:p>
            <text:p text:style-name="P15"><text:span text:style-name="T38"><text:s text:c="2"/></text:span><text:span text:style-name="T38">{</text:span><text:span text:style-name="T39">:up</text:span><text:span text:style-name="T38"> <text:s text:c="2"/>[#duct/resource </text:span><text:span text:style-name="T50">"migrations/init-stories.up.sql"</text:span><text:span text:style-name="T38">]</text:span></text:p>
            <text:p text:style-name="P15"><text:span text:style-name="T38"><text:s text:c="3"/></text:span><text:span text:style-name="T39">:down</text:span><text:span text:style-name="T38"> [#duct/resource </text:span><text:span text:style-name="T50">"migrations/init-stories.down.sql"</text:span><text:span text:style-name="T38">]}</text:span></text:p>
            <text:p text:style-name="P15"><text:span text:style-name="T38"/></text:p>
            <text:p text:style-name="P15"><text:span text:style-name="T38"><text:s text:c="2"/></text:span><text:span text:style-name="T38">[</text:span><text:span text:style-name="T39">:duct.migrator.ragtime/sql :migrations/init-comments]</text:span></text:p>
            <text:p text:style-name="P15"><text:span text:style-name="T38"><text:s text:c="2"/></text:span><text:span text:style-name="T38">{</text:span><text:span text:style-name="T39">:up</text:span><text:span text:style-name="T38"> <text:s text:c="2"/>[#duct/resource </text:span><text:span text:style-name="T50">"migrations/init-comments.up.sql"</text:span><text:span text:style-name="T38">]</text:span></text:p>
            <text:p text:style-name="P15"><text:span text:style-name="T38"><text:s text:c="3"/></text:span><text:span text:style-name="T39">:down</text:span><text:span text:style-name="T38"> [#duct/resource </text:span><text:span text:style-name="T50">"migrations/init-comments.down.sql"</text:span><text:span text:style-name="T38">]}</text:span></text:p>
            <text:p text:style-name="P15"><text:span text:style-name="T38"/></text:p>
            <text:p text:style-name="P15"><text:span text:style-name="T38"><text:s text:c="2"/></text:span><text:span text:style-name="T39">:duct.migrator/ragtime</text:span></text:p>
            <text:p text:style-name="P15"><text:span text:style-name="T38"><text:s text:c="2"/></text:span><text:span text:style-name="T38">{</text:span><text:span text:style-name="T39">:migrations</text:span><text:span text:style-name="T38"> [#ig/ref </text:span><text:span text:style-name="T39">:migrations/init-stories</text:span></text:p>
            <text:p text:style-name="P15"><text:span text:style-name="T38"><text:s text:c="16"/></text:span><text:span text:style-name="T38">#ig/ref </text:span><text:span text:style-name="T39">:migrations/init-comments</text:span><text:span text:style-name="T38">]</text:span><text:span text:style-name="T38">]}}</text:span></text:p>
            <text:p text:style-name="P15"><text:span text:style-name="T35"/></text:p>
            <text:p text:style-name="P15"><text:span text:style-name="T35">...</text:span></text:p>
          </draw:text-box>
        </draw:frame>
        <draw:custom-shape draw:style-name="gr21" draw:text-style-name="P8" draw:layer="layout" svg:width="22cm" svg:height="2.4cm" svg:x="1.8cm" svg:y="8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12.4cm" svg:height="1cm" svg:x="6.8cm" svg:y="13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2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One_20_Column" presentation:presentation-page-layout-name="AL2T1">
        <draw:frame presentation:style-name="pr3" draw:text-style-name="P2" draw:layer="layout" svg:width="26.5cm" svg:height="1.8cm" svg:x="0.4cm" svg:y="0.2cm" presentation:class="title">
          <draw:text-box>
            <text:p><text:span text:style-name="T2">Migration SQL</text:span></text:p>
          </draw:text-box>
        </draw:frame>
        <draw:frame draw:style-name="gr15" draw:text-style-name="P18" draw:layer="layout" svg:width="15.979cm" svg:height="12.066cm" draw:transform="rotate (0.00349065850398866) translate (1cm 2.556cm)">
          <draw:text-box>
            <text:p text:style-name="P17"><text:span text:style-name="T47">resources/migrations/init-comments.up.sql</text:span></text:p>
            <text:p text:style-name="P17"><text:span text:style-name="T48"/></text:p>
            <text:p text:style-name="P17"><text:span text:style-name="T48">CREATE TABLE comments (</text:span></text:p>
            <text:p text:style-name="P17"><text:span text:style-name="T48"><text:s text:c="2"/></text:span><text:span text:style-name="T48">id INTEGER PRIMARY KEY,</text:span></text:p>
            <text:p text:style-name="P17"><text:span text:style-name="T48"><text:s text:c="2"/></text:span><text:span text:style-name="T48">story_id INTEGER NOT NULL,</text:span></text:p>
            <text:p text:style-name="P17"><text:span text:style-name="T48"><text:s text:c="2"/></text:span><text:span text:style-name="T48">comment TEXT NOT NULL,</text:span></text:p>
            <text:p text:style-name="P17"><text:span text:style-name="T48"><text:s text:c="2"/></text:span><text:span text:style-name="T48">votes INTEGER DEFAULT 0,</text:span></text:p>
            <text:p text:style-name="P17"><text:span text:style-name="T48"><text:s text:c="2"/></text:span><text:span text:style-name="T48">FOREIGN KEY (story_id) REFERENCES stories(id)</text:span></text:p>
            <text:p text:style-name="P17"><text:span text:style-name="T48">);</text:span></text:p>
            <text:p text:style-name="P17"><text:span text:style-name="T48"/></text:p>
            <text:p text:style-name="P17"><text:span text:style-name="T48"/></text:p>
          </draw:text-box>
        </draw:frame>
        <draw:frame draw:style-name="gr15" draw:text-style-name="P18" draw:layer="layout" svg:width="13.582cm" svg:height="12.066cm" draw:transform="rotate (0.00349065850398866) translate (13.996cm 2.444cm)">
          <draw:text-box>
            <text:p text:style-name="P17"><text:span text:style-name="T47">resources/migrations/init-comments.down.sql</text:span></text:p>
            <text:p text:style-name="P17"><text:span text:style-name="T48"/></text:p>
            <text:p text:style-name="P17"><text:span text:style-name="T48">DROP TABLE comments;</text:span></text:p>
            <text:p text:style-name="P17"><text:span text:style-name="T48"/></text:p>
          </draw:text-box>
        </draw:frame>
        <presentation:notes draw:style-name="dp1">
          <draw:page-thumbnail draw:style-name="gr1" draw:layer="layout" svg:width="19.798cm" svg:height="11.136cm" svg:x="0.6cm" svg:y="2.257cm" draw:page-number="3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One_20_Column" presentation:presentation-page-layout-name="AL2T1">
        <draw:frame presentation:style-name="pr6" draw:text-style-name="P2" draw:layer="layout" svg:width="26.5cm" svg:height="3.473cm" svg:x="0.4cm" svg:y="-0.636cm" presentation:class="title" presentation:user-transformed="true">
          <draw:text-box>
            <text:p><text:span text:style-name="T2">Add Components for Comments</text:span></text:p>
          </draw:text-box>
        </draw:frame>
        <draw:frame presentation:style-name="pr4" draw:text-style-name="P16" draw:layer="layout" svg:width="25.199cm" svg:height="12.6cm" svg:x="1.272cm" svg:y="2.6cm" presentation:class="outline" presentation:user-transformed="true">
          <draw:text-box>
            <text:p text:style-name="P15"><text:span text:style-name="T41">...</text:span></text:p>
            <text:p text:style-name="P15"><text:span text:style-name="T41"/></text:p>
            <text:p text:style-name="P15"><text:span text:style-name="T38"><text:s text:c="2"/></text:span><text:span text:style-name="T39">:duct-talk.handler.stories/index</text:span></text:p>
            <text:p text:style-name="P15"><text:span text:style-name="T38"><text:s text:c="2"/></text:span><text:span text:style-name="T38">{</text:span><text:span text:style-name="T39">:db</text:span><text:span text:style-name="T38"> #ig/ref </text:span><text:span text:style-name="T39">:duct.database/sql</text:span><text:span text:style-name="T38">}</text:span></text:p>
            <text:p text:style-name="P15"><text:span text:style-name="T38"/></text:p>
            <text:p text:style-name="P15"><text:span text:style-name="T38"><text:s text:c="2"/></text:span><text:span text:style-name="T39">:duct-talk.handler.stories/submit</text:span></text:p>
            <text:p text:style-name="P15"><text:span text:style-name="T38"><text:s text:c="2"/></text:span><text:span text:style-name="T38">{</text:span><text:span text:style-name="T39">:db</text:span><text:span text:style-name="T38"> #ig/ref </text:span><text:span text:style-name="T39">:duct.database/sql</text:span><text:span text:style-name="T38">}</text:span></text:p>
            <text:p text:style-name="P15"><text:span text:style-name="T38"/></text:p>
            <text:p text:style-name="P15"><text:span text:style-name="T38"><text:s text:c="2"/></text:span><text:span text:style-name="T39">:duct-talk.handler.stories/upvote</text:span></text:p>
            <text:p text:style-name="P15"><text:span text:style-name="T38"><text:s text:c="2"/></text:span><text:span text:style-name="T38">{</text:span><text:span text:style-name="T39">:db</text:span><text:span text:style-name="T38"> #ig/ref </text:span><text:span text:style-name="T39">:duct.database/sql</text:span><text:span text:style-name="T38">}}</text:span></text:p>
            <text:p text:style-name="P15"><text:span text:style-name="T38"/></text:p>
            <text:p text:style-name="P15"><text:span text:style-name="T39"><text:s text:c="2"/></text:span><text:span text:style-name="T39">:duct-talk.handler.comments/list</text:span></text:p>
            <text:p text:style-name="P15"><text:span text:style-name="T38"><text:s text:c="2"/></text:span><text:span text:style-name="T38">{</text:span><text:span text:style-name="T39">:db</text:span><text:span text:style-name="T38"> #ig/ref </text:span><text:span text:style-name="T39">:duct.database/sql</text:span><text:span text:style-name="T38">}</text:span></text:p>
            <text:p text:style-name="P15"><text:span text:style-name="T38"/></text:p>
            <text:p text:style-name="P15"><text:span text:style-name="T39"><text:s text:c="2"/></text:span><text:span text:style-name="T39">:duct-talk.handler.comments/submit</text:span></text:p>
            <text:p text:style-name="P15"><text:span text:style-name="T38"><text:s text:c="2"/></text:span><text:span text:style-name="T38">{</text:span><text:span text:style-name="T39">:db</text:span><text:span text:style-name="T38"> #ig/ref </text:span><text:span text:style-name="T39">:duct.database/sql</text:span><text:span text:style-name="T38">}</text:span></text:p>
            <text:p text:style-name="P15"><text:span text:style-name="T38"/></text:p>
            <text:p text:style-name="P15"><text:span text:style-name="T39"><text:s text:c="2"/></text:span><text:span text:style-name="T39">:duct-talk.handler.comments/upvote</text:span></text:p>
            <text:p text:style-name="P15"><text:span text:style-name="T38"><text:s text:c="2"/></text:span><text:span text:style-name="T38">{</text:span><text:span text:style-name="T39">:db</text:span><text:span text:style-name="T38"> #ig/ref </text:span><text:span text:style-name="T39">:duct.database/sql</text:span><text:span text:style-name="T38">}</text:span></text:p>
            <text:p text:style-name="P15"><text:span text:style-name="T38"/></text:p>
            <text:p text:style-name="P15"><text:span text:style-name="T35"/></text:p>
            <text:p text:style-name="P15"><text:span text:style-name="T35">...</text:span></text:p>
            <text:p text:style-name="P15"><text:span text:style-name="T36"/></text:p>
            <text:list text:style-name="L2">
              <text:list-header>
                <text:p text:style-name="P16"><text:span text:style-name="T41"/></text:p>
              </text:list-header>
            </text:list>
          </draw:text-box>
        </draw:frame>
        <draw:custom-shape draw:style-name="gr23" draw:text-style-name="P8" draw:layer="layout" svg:width="10.6cm" svg:height="5.2cm" svg:x="1.4cm" svg:y="8.6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3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One_20_Column" presentation:presentation-page-layout-name="AL2T1">
        <draw:frame presentation:style-name="pr3" draw:text-style-name="P2" draw:layer="layout" svg:width="26.5cm" svg:height="1.8cm" svg:x="0.4cm" svg:y="0.2cm" presentation:class="title">
          <draw:text-box>
            <text:p><text:span text:style-name="T2">Handler Logic for Comments</text:span></text:p>
          </draw:text-box>
        </draw:frame>
        <draw:frame presentation:style-name="pr4" draw:text-style-name="P12" draw:layer="layout" svg:width="25.199cm" svg:height="12.8cm" svg:x="1.272cm" svg:y="2.6cm" presentation:class="outline" presentation:user-transformed="true">
          <draw:text-box>
            <text:p text:style-name="P11"><text:span text:style-name="T42">(</text:span><text:span text:style-name="T43">ns</text:span><text:span text:style-name="T42"> </text:span><text:span text:style-name="T44">duct-talk.handler.comments</text:span></text:p>
            <text:p text:style-name="P11"><text:span text:style-name="T42"><text:s text:c="2"/></text:span><text:span text:style-name="T42">(</text:span><text:span text:style-name="T45">:require</text:span><text:span text:style-name="T42"> [</text:span><text:span text:style-name="T44">ataraxy.core</text:span><text:span text:style-name="T42"> </text:span><text:span text:style-name="T45">:as</text:span><text:span text:style-name="T42"> </text:span><text:span text:style-name="T44">ataraxy</text:span><text:span text:style-name="T42">]</text:span></text:p>
            <text:p text:style-name="P11"><text:span text:style-name="T42"><text:s text:c="12"/></text:span><text:span text:style-name="T42">[</text:span><text:span text:style-name="T44">ataraxy.response</text:span><text:span text:style-name="T42"> </text:span><text:span text:style-name="T45">:as</text:span><text:span text:style-name="T42"> </text:span><text:span text:style-name="T44">response</text:span><text:span text:style-name="T42">] </text:span></text:p>
            <text:p text:style-name="P11"><text:span text:style-name="T42"><text:s text:c="12"/></text:span><text:span text:style-name="T42">[</text:span><text:span text:style-name="T44">integrant.core</text:span><text:span text:style-name="T42"> </text:span><text:span text:style-name="T45">:as</text:span><text:span text:style-name="T42"> </text:span><text:span text:style-name="T44">ig</text:span><text:span text:style-name="T42">]</text:span></text:p>
            <text:p text:style-name="P11"><text:span text:style-name="T42"><text:s text:c="12"/></text:span><text:span text:style-name="T42">[</text:span><text:span text:style-name="T44">duct-</text:span><text:span text:style-name="T44">talk.boundaries.comments</text:span><text:span text:style-name="T42"> </text:span><text:span text:style-name="T45">:as</text:span><text:span text:style-name="T42"> </text:span><text:span text:style-name="T44">comments</text:span><text:span text:style-name="T42">]))</text:span></text:p>
            <text:p text:style-name="P11"><text:span text:style-name="T42"/></text:p>
            <text:p text:style-name="P11"><text:span text:style-name="T42">(</text:span><text:span text:style-name="T43">defmethod</text:span><text:span text:style-name="T42"> </text:span><text:span text:style-name="T44">ig/init-key</text:span><text:span text:style-name="T42"> </text:span><text:span text:style-name="T45">::list</text:span></text:p>
            <text:p text:style-name="P11"><text:span text:style-name="T42"><text:s text:c="2"/></text:span><text:span text:style-name="T42">[_ {</text:span><text:span text:style-name="T45">:keys</text:span><text:span text:style-name="T42"> [</text:span><text:span text:style-name="T52">db</text:span><text:span text:style-name="T42">]}]</text:span></text:p>
            <text:p text:style-name="P11"><text:span text:style-name="T42"><text:s text:c="2"/></text:span><text:span text:style-name="T42">(fn [{</text:span><text:span text:style-name="T42">{</text:span><text:span text:style-name="T44">id</text:span><text:span text:style-name="T42"> </text:span><text:span text:style-name="T45">:story-id</text:span><text:span text:style-name="T42">} </text:span><text:span text:style-name="T45">:route-params</text:span><text:span text:style-name="T42">}]</text:span></text:p>
            <text:p text:style-name="P11"><text:span text:style-name="T42"><text:s text:c="4"/></text:span><text:span text:style-name="T42">[</text:span><text:span text:style-name="T45">::response/ok</text:span><text:span text:style-name="T42"> (</text:span><text:span text:style-name="T44">comments/get-list</text:span><text:span text:style-name="T42"> </text:span><text:span text:style-name="T44">db id</text:span><text:span text:style-name="T42">]))</text:span></text:p>
            <text:p text:style-name="P11"><text:span text:style-name="T42"/></text:p>
            <text:p text:style-name="P11"><text:span text:style-name="T42">(</text:span><text:span text:style-name="T43">defmethod</text:span><text:span text:style-name="T42"> </text:span><text:span text:style-name="T44">ig/init-key</text:span><text:span text:style-name="T42"> </text:span><text:span text:style-name="T45">::submit</text:span></text:p>
            <text:p text:style-name="P11"><text:span text:style-name="T42"><text:s text:c="2"/></text:span><text:span text:style-name="T42">[_ {</text:span><text:span text:style-name="T45">:keys</text:span><text:span text:style-name="T42"> [</text:span><text:span text:style-name="T52">db</text:span><text:span text:style-name="T42">]}]</text:span></text:p>
            <text:p text:style-name="P11"><text:span text:style-name="T42"><text:s text:c="2"/></text:span><text:span text:style-name="T42">(fn [{</text:span><text:span text:style-name="T42">{</text:span><text:span text:style-name="T44">id</text:span><text:span text:style-name="T42"> </text:span><text:span text:style-name="T45">:story-id</text:span><text:span text:style-name="T42">} </text:span><text:span text:style-name="T45">:route-params</text:span></text:p>
            <text:p text:style-name="P11"><text:span text:style-name="T45"><text:s text:c="7"/></text:span><text:span text:style-name="T42">{</text:span><text:span text:style-name="T44">text</text:span><text:span text:style-name="T42"> </text:span><text:span text:style-name="T45">:comment</text:span><text:span text:style-name="T42">} </text:span><text:span text:style-name="T45">:body-params</text:span><text:span text:style-name="T42">}]</text:span></text:p>
            <text:p text:style-name="P11"><text:span text:style-name="T42"><text:s text:c="4"/></text:span><text:span text:style-name="T42">(</text:span><text:span text:style-name="T44">comments/create!</text:span><text:span text:style-name="T42"> </text:span><text:span text:style-name="T44">db</text:span><text:span text:style-name="T42"> </text:span><text:span text:style-name="T44">id</text:span><text:span text:style-name="T42"> </text:span><text:span text:style-name="T44">text</text:span><text:span text:style-name="T42">)</text:span></text:p>
            <text:p text:style-name="P11"><text:span text:style-name="T42"><text:s text:c="4"/></text:span><text:span text:style-name="T42">[</text:span><text:span text:style-name="T45">::response/ok</text:span><text:span text:style-name="T42"> </text:span><text:span text:style-name="T46">"submitted"</text:span><text:span text:style-name="T42">]))</text:span></text:p>
            <text:p text:style-name="P11"><text:span text:style-name="T42"/></text:p>
            <text:p text:style-name="P11"><text:span text:style-name="T42">(</text:span><text:span text:style-name="T43">defmethod</text:span><text:span text:style-name="T42"> </text:span><text:span text:style-name="T44">ig/init-key</text:span><text:span text:style-name="T42"> </text:span><text:span text:style-name="T45">::upvote</text:span></text:p>
            <text:p text:style-name="P11"><text:span text:style-name="T42"><text:s text:c="2"/></text:span><text:span text:style-name="T42">[_ {</text:span><text:span text:style-name="T45">:keys</text:span><text:span text:style-name="T42"> [</text:span><text:span text:style-name="T52">db</text:span><text:span text:style-name="T42">]}]</text:span></text:p>
            <text:p text:style-name="P11"><text:span text:style-name="T42"><text:s text:c="2"/></text:span><text:span text:style-name="T42">(</text:span><text:span text:style-name="T43">fn</text:span><text:span text:style-name="T42"> [{{</text:span><text:span text:style-name="T44">id</text:span><text:span text:style-name="T42"> </text:span><text:span text:style-name="T45">:story-id</text:span><text:span text:style-name="T42">} </text:span><text:span text:style-name="T45">:route-params</text:span><text:span text:style-name="T42">}]</text:span></text:p>
            <text:p text:style-name="P11"><text:span text:style-name="T42"><text:s text:c="4"/></text:span><text:span text:style-name="T42">(</text:span><text:span text:style-name="T44">comments/upvote! db id</text:span><text:span text:style-name="T42">)</text:span></text:p>
            <text:p text:style-name="P11"><text:span text:style-name="T42"><text:s text:c="4"/></text:span><text:span text:style-name="T42">[</text:span><text:span text:style-name="T45">::response/ok</text:span><text:span text:style-name="T42"> </text:span><text:span text:style-name="T46">"voted"</text:span><text:span text:style-name="T42">]))</text:span></text:p>
            <text:p text:style-name="P11"><text:span text:style-name="T42"/></text:p>
          </draw:text-box>
        </draw:frame>
        <presentation:notes draw:style-name="dp1">
          <draw:page-thumbnail draw:style-name="gr1" draw:layer="layout" svg:width="19.798cm" svg:height="11.136cm" svg:x="0.6cm" svg:y="2.257cm" draw:page-number="3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One_20_Column" presentation:presentation-page-layout-name="AL2T1">
        <draw:frame presentation:style-name="pr3" draw:text-style-name="P2" draw:layer="layout" svg:width="26.5cm" svg:height="1.8cm" svg:x="0.4cm" svg:y="0.2cm" presentation:class="title">
          <draw:text-box>
            <text:p><text:span text:style-name="T2">Add Routes for Comments</text:span></text:p>
          </draw:text-box>
        </draw:frame>
        <draw:frame presentation:style-name="pr7" draw:text-style-name="P19" draw:layer="layout" svg:width="26.728cm" svg:height="12.4cm" svg:x="1.272cm" svg:y="2.6cm" presentation:class="outline" presentation:user-transformed="true">
          <draw:text-box>
            <text:p text:style-name="P19"><text:span text:style-name="T54">...</text:span></text:p>
            <text:p text:style-name="P19"><text:span text:style-name="T55"/></text:p>
            <text:p text:style-name="P19"><text:span text:style-name="T56"><text:s/></text:span><text:span text:style-name="T56">:duct.module/ataraxy</text:span></text:p>
            <text:p text:style-name="P19"><text:span text:style-name="T57"><text:s/></text:span><text:span text:style-name="T57">{</text:span><text:span text:style-name="T58">"/"</text:span><text:span text:style-name="T57"> {</text:span><text:span text:style-name="T56">:get</text:span><text:span text:style-name="T57"> [</text:span><text:span text:style-name="T56">:stories/index</text:span><text:span text:style-name="T57">] </text:span></text:p>
            <text:p text:style-name="P19"><text:span text:style-name="T57"><text:s text:c="7"/></text:span><text:span text:style-name="T58">"stories"</text:span><text:span text:style-name="T57"> {</text:span><text:span text:style-name="T56">:post</text:span><text:span text:style-name="T57"> [</text:span><text:span text:style-name="T56">:stories/submit</text:span><text:span text:style-name="T57">]</text:span></text:p>
            <text:p text:style-name="P19"><text:span text:style-name="T57"><text:s text:c="18"/></text:span><text:span text:style-name="T57">[</text:span><text:span text:style-name="T58">"/"</text:span><text:span text:style-name="T57"> ^int </text:span><text:span text:style-name="T59">story-id</text:span><text:span text:style-name="T57">] {[</text:span><text:span text:style-name="T56">:post</text:span><text:span text:style-name="T57"> </text:span><text:span text:style-name="T58">"/votes"</text:span><text:span text:style-name="T57">] [</text:span><text:span text:style-name="T56">:stories/upvote </text:span><text:span text:style-name="T59">story-id</text:span><text:span text:style-name="T57">]</text:span></text:p>
            <text:p text:style-name="P19"><text:span text:style-name="T57"><text:s text:c="39"/></text:span><text:span text:style-name="T58">"/comments"</text:span><text:span text:style-name="T57"> {</text:span><text:span text:style-name="T56">:get</text:span><text:span text:style-name="T57"> [</text:span><text:span text:style-name="T56">:comments/list</text:span><text:span text:style-name="T57"> </text:span><text:span text:style-name="T59">story-id</text:span><text:span text:style-name="T57">]</text:span></text:p>
            <text:p text:style-name="P19"><text:span text:style-name="T57"><text:s text:c="52"/></text:span><text:span text:style-name="T56">:post</text:span><text:span text:style-name="T57"> [</text:span><text:span text:style-name="T56">:comments/submit</text:span><text:span text:style-name="T57"> story-id]</text:span></text:p>
            <text:p text:style-name="P19"><text:span text:style-name="T57"><text:s text:c="52"/></text:span><text:span text:style-name="T57">[</text:span><text:span text:style-name="T56">:post</text:span><text:span text:style-name="T57"> </text:span><text:span text:style-name="T58">"/"</text:span><text:span text:style-name="T57"> ^int </text:span><text:span text:style-name="T59">comment-id</text:span><text:span text:style-name="T57"> </text:span><text:span text:style-name="T58">"/votes"</text:span><text:span text:style-name="T57">] </text:span></text:p>
            <text:p text:style-name="P19"><text:span text:style-name="T57"><text:s text:c="52"/></text:span><text:span text:style-name="T57">[</text:span><text:span text:style-name="T56">:comments/upvote</text:span><text:span text:style-name="T57"> </text:span><text:span text:style-name="T59">comment-id</text:span><text:span text:style-name="T57">]}}}}}</text:span></text:p>
            <text:p text:style-name="P19"><text:span text:style-name="T57"/></text:p>
            <text:p text:style-name="P19"><text:span text:style-name="T60"><text:s/></text:span><text:span text:style-name="T60">:duct.module/logging </text:span><text:span text:style-name="T55">{}</text:span></text:p>
            <text:p text:style-name="P19"><text:span text:style-name="T60"><text:s/></text:span><text:span text:style-name="T60">:duct.module.web/api </text:span><text:span text:style-name="T55">{}</text:span></text:p>
            <text:p text:style-name="P19"><text:span text:style-name="T60"><text:s/></text:span><text:span text:style-name="T60">:duct.module/sql </text:span><text:span text:style-name="T55">{}}</text:span></text:p>
            <text:p text:style-name="P19"><text:span text:style-name="T60"/></text:p>
            <text:list text:style-name="L2">
              <text:list-header>
                <text:p text:style-name="P20"><text:span text:style-name="T54"/></text:p>
              </text:list-header>
            </text:list>
          </draw:text-box>
        </draw:frame>
        <draw:custom-shape draw:style-name="gr24" draw:text-style-name="P8" draw:layer="layout" svg:width="26.2cm" svg:height="3cm" svg:x="1.4cm" svg:y="5.4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3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One_20_Column" presentation:presentation-page-layout-name="AL2T1">
        <draw:frame presentation:style-name="pr3" draw:text-style-name="P2" draw:layer="layout" svg:width="26.5cm" svg:height="1.8cm" svg:x="0.4cm" svg:y="0.2cm" presentation:class="title">
          <draw:text-box>
            <text:p><text:span text:style-name="T2">Comments Boundary</text:span></text:p>
          </draw:text-box>
        </draw:frame>
        <draw:frame presentation:style-name="pr4" draw:text-style-name="P12" draw:layer="layout" svg:width="25.199cm" svg:height="11.8cm" svg:x="1.272cm" svg:y="2.6cm" presentation:class="outline" presentation:user-transformed="true">
          <draw:text-box>
            <text:p text:style-name="P11"><text:span text:style-name="T42">(</text:span><text:span text:style-name="T43">ns</text:span><text:span text:style-name="T42"> </text:span><text:span text:style-name="T44">duct-talk.boundaries.comments</text:span></text:p>
            <text:p text:style-name="P11"><text:span text:style-name="T42"><text:s text:c="2"/></text:span><text:span text:style-name="T42">(</text:span><text:span text:style-name="T45">:require</text:span><text:span text:style-name="T42"> [</text:span><text:span text:style-name="T44">duct.database.sql</text:span><text:span text:style-name="T42">]</text:span></text:p>
            <text:p text:style-name="P11"><text:span text:style-name="T42"><text:s text:c="12"/></text:span><text:span text:style-name="T42">[</text:span><text:span text:style-name="T44">hugsql.core</text:span><text:span text:style-name="T42"> </text:span><text:span text:style-name="T45">:as</text:span><text:span text:style-name="T42"> </text:span><text:span text:style-name="T44">hugsql</text:span><text:span text:style-name="T42">]))</text:span></text:p>
            <text:p text:style-name="P11"><text:span text:style-name="T42"/></text:p>
            <text:p text:style-name="P11"><text:span text:style-name="T42">(</text:span><text:span text:style-name="T44">hugsql/def-db-fns</text:span><text:span text:style-name="T42"> </text:span><text:span text:style-name="T46">"duct_talk/boundaries/comments.sql"</text:span><text:span text:style-name="T42">)</text:span></text:p>
            <text:p text:style-name="P11"><text:span text:style-name="T42"/></text:p>
            <text:p text:style-name="P11"><text:span text:style-name="T42">(</text:span><text:span text:style-name="T43">defprotocol</text:span><text:span text:style-name="T42"> </text:span><text:span text:style-name="T44">Comments</text:span></text:p>
            <text:p text:style-name="P11"><text:span text:style-name="T42"><text:s text:c="2"/></text:span><text:span text:style-name="T42">(</text:span><text:span text:style-name="T44">get-list</text:span><text:span text:style-name="T42"> [</text:span><text:span text:style-name="T44">db story-id</text:span><text:span text:style-name="T42">])</text:span></text:p>
            <text:p text:style-name="P11"><text:span text:style-name="T42"><text:s text:c="2"/></text:span><text:span text:style-name="T42">(</text:span><text:span text:style-name="T44">create!</text:span><text:span text:style-name="T42"> [</text:span><text:span text:style-name="T44">db</text:span><text:span text:style-name="T42"> </text:span><text:span text:style-name="T44">story-id</text:span><text:span text:style-name="T42"> </text:span><text:span text:style-name="T44">text</text:span><text:span text:style-name="T42">])</text:span></text:p>
            <text:p text:style-name="P11"><text:span text:style-name="T42"><text:s text:c="2"/></text:span><text:span text:style-name="T42">(</text:span><text:span text:style-name="T44">upvote!</text:span><text:span text:style-name="T42"> [</text:span><text:span text:style-name="T44">db</text:span><text:span text:style-name="T42"> </text:span><text:span text:style-name="T44">id</text:span><text:span text:style-name="T42">]))</text:span></text:p>
            <text:p text:style-name="P11"><text:span text:style-name="T42"/></text:p>
            <text:p text:style-name="P11"><text:span text:style-name="T42">(</text:span><text:span text:style-name="T43">extend-protocol</text:span><text:span text:style-name="T42"> </text:span><text:span text:style-name="T44">Comments</text:span></text:p>
            <text:p text:style-name="P11"><text:span text:style-name="T42"><text:s text:c="2"/></text:span><text:span text:style-name="T44">duct.database.sql.Boundary</text:span></text:p>
            <text:p text:style-name="P11"><text:span text:style-name="T42"><text:s text:c="2"/></text:span><text:span text:style-name="T42">(</text:span><text:span text:style-name="T44">get-list</text:span><text:span text:style-name="T42"> [{</text:span><text:span text:style-name="T44">db</text:span><text:span text:style-name="T42"> </text:span><text:span text:style-name="T45">:spec</text:span><text:span text:style-name="T42">} </text:span><text:span text:style-name="T44">story-id</text:span><text:span text:style-name="T42">]</text:span></text:p>
            <text:p text:style-name="P11"><text:span text:style-name="T42"><text:s text:c="4"/></text:span><text:span text:style-name="T42">(</text:span><text:span text:style-name="T44">list-comments</text:span><text:span text:style-name="T42"> </text:span><text:span text:style-name="T44">db</text:span><text:span text:style-name="T42"> {</text:span><text:span text:style-name="T45">:story-id</text:span><text:span text:style-name="T42"> </text:span><text:span text:style-name="T44">story-id</text:span><text:span text:style-name="T42">}))</text:span></text:p>
            <text:p text:style-name="P11"><text:span text:style-name="T42"/></text:p>
            <text:p text:style-name="P11"><text:span text:style-name="T42"><text:s text:c="2"/></text:span><text:span text:style-name="T42">(</text:span><text:span text:style-name="T44">create!</text:span><text:span text:style-name="T42"> [{</text:span><text:span text:style-name="T44">db</text:span><text:span text:style-name="T42"> </text:span><text:span text:style-name="T45">:spec</text:span><text:span text:style-name="T42">} </text:span><text:span text:style-name="T44">story-id</text:span><text:span text:style-name="T42"> </text:span><text:span text:style-name="T44">text</text:span><text:span text:style-name="T42">]</text:span></text:p>
            <text:p text:style-name="P11"><text:span text:style-name="T42"><text:s text:c="4"/></text:span><text:span text:style-name="T42">(</text:span><text:span text:style-name="T44">add-comment!</text:span><text:span text:style-name="T42"> </text:span><text:span text:style-name="T44">db</text:span><text:span text:style-name="T42"> {</text:span><text:span text:style-name="T45">:story-id</text:span><text:span text:style-name="T42"> </text:span><text:span text:style-name="T44">story-</text:span><text:span text:style-name="T44">id</text:span></text:p>
            <text:p text:style-name="P11"><text:span text:style-name="T42"><text:s text:c="23"/></text:span><text:span text:style-name="T45">:comment </text:span><text:span text:style-name="T44">text</text:span><text:span text:style-name="T42">}))</text:span></text:p>
            <text:p text:style-name="P11"><text:span text:style-name="T42"/></text:p>
            <text:p text:style-name="P11"><text:span text:style-name="T42"><text:s text:c="2"/></text:span><text:span text:style-name="T42">(</text:span><text:span text:style-name="T44">upvote!</text:span><text:span text:style-name="T42"> [{</text:span><text:span text:style-name="T44">db</text:span><text:span text:style-name="T42"> </text:span><text:span text:style-name="T45">:spec</text:span><text:span text:style-name="T42">} </text:span><text:span text:style-name="T44">id</text:span><text:span text:style-name="T42">]</text:span></text:p>
            <text:p text:style-name="P11"><text:span text:style-name="T42"><text:s text:c="4"/></text:span><text:span text:style-name="T42">(</text:span><text:span text:style-name="T44">upvote-comment!</text:span><text:span text:style-name="T42"> </text:span><text:span text:style-name="T44">db</text:span><text:span text:style-name="T42"> {</text:span><text:span text:style-name="T45">:id</text:span><text:span text:style-name="T42"> </text:span><text:span text:style-name="T44">id</text:span><text:span text:style-name="T42">})))</text:span></text:p>
            <text:p text:style-name="P11"><text:span text:style-name="T42"/></text:p>
          </draw:text-box>
        </draw:frame>
        <presentation:notes draw:style-name="dp1">
          <draw:page-thumbnail draw:style-name="gr1" draw:layer="layout" svg:width="19.798cm" svg:height="11.136cm" svg:x="0.6cm" svg:y="2.257cm" draw:page-number="3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One_20_Column" presentation:presentation-page-layout-name="AL2T1">
        <draw:frame presentation:style-name="pr3" draw:text-style-name="P2" draw:layer="layout" svg:width="26.5cm" svg:height="1.8cm" svg:x="0.4cm" svg:y="0.2cm" presentation:class="title">
          <draw:text-box>
            <text:p><text:span text:style-name="T2">SQL Queries for Comments</text:span></text:p>
          </draw:text-box>
        </draw:frame>
        <draw:frame draw:style-name="gr25" draw:text-style-name="P18" draw:layer="layout" svg:width="23.575cm" svg:height="13.075cm" draw:transform="rotate (0.00349065850398866) translate (1cm 2.556cm)">
          <draw:text-box>
            <text:p text:style-name="P17"><text:span text:style-name="T39">duct_talk/boundaries/comments.sql</text:span></text:p>
            <text:p text:style-name="P17"><text:span text:style-name="T48"/></text:p>
            <text:p text:style-name="P17"><text:span text:style-name="T51">-- :name list-comments :?</text:span></text:p>
            <text:p text:style-name="P17"><text:span text:style-name="T51">-- :doc Retrieve list of comments for a story</text:span></text:p>
            <text:p text:style-name="P17"><text:span text:style-name="T49">select id, comment, votes from comments where story_id = :story-id; </text:span></text:p>
            <text:p text:style-name="P17"><text:span text:style-name="T51"/></text:p>
            <text:p text:style-name="P17"><text:span text:style-name="T51">-- :name add-comment! :! :1</text:span></text:p>
            <text:p text:style-name="P17"><text:span text:style-name="T51">-- :doc Add a new comment to a story</text:span></text:p>
            <text:p text:style-name="P17"><text:span text:style-name="T49">insert into comments (story_id, comment) values (:story-id, :comment);</text:span></text:p>
            <text:p text:style-name="P17"><text:span text:style-name="T51"/></text:p>
            <text:p text:style-name="P17"><text:span text:style-name="T51">-- :name upvote-comment! :!</text:span></text:p>
            <text:p text:style-name="P17"><text:span text:style-name="T51">-- :doc Increment the vote count for a comment</text:span></text:p>
            <text:p text:style-name="P17"><text:span text:style-name="T49">update comments set votes = votes + 1 where id = :id;</text:span></text:p>
            <text:p text:style-name="P17"><text:span text:style-name="T51"/></text:p>
            <text:p text:style-name="P17"><text:span text:style-name="T51"/></text:p>
          </draw:text-box>
        </draw:frame>
        <presentation:notes draw:style-name="dp1">
          <draw:page-thumbnail draw:style-name="gr1" draw:layer="layout" svg:width="19.798cm" svg:height="11.136cm" svg:x="0.6cm" svg:y="2.257cm" draw:page-number="3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One_20_Column" presentation:presentation-page-layout-name="AL2T1">
        <draw:frame presentation:style-name="pr3" draw:text-style-name="P2" draw:layer="layout" svg:width="26.5cm" svg:height="1.8cm" svg:x="0.4cm" svg:y="0.2cm" presentation:class="title">
          <draw:text-box>
            <text:p><text:span text:style-name="T2">Demo</text:span></text:p>
          </draw:text-box>
        </draw:frame>
        <draw:frame draw:style-name="gr20" draw:text-style-name="P18" draw:layer="layout" svg:width="25.185cm" svg:height="13.779cm" draw:transform="rotate (0.00349065850398866) translate (1.79cm 2.421cm)">
          <draw:text-box>
            <text:p text:style-name="P17"><text:span text:style-name="T47">http POST localhost:3000/stories/1/comments "comment: This is a comment”</text:span></text:p>
            <text:p text:style-name="P17"><text:span text:style-name="T48"/></text:p>
            <text:p text:style-name="P17"><text:span text:style-name="T48">submitted</text:span></text:p>
            <text:p text:style-name="P17"><text:span text:style-name="T48"/></text:p>
            <text:p text:style-name="P17"><text:span text:style-name="T47">http POST localhost:3000/stories/1/comments/1/vote</text:span></text:p>
            <text:p text:style-name="P17"><text:span text:style-name="T47"/></text:p>
            <text:p text:style-name="P17"><text:span text:style-name="T49">voted</text:span></text:p>
            <text:p text:style-name="P17"><text:span text:style-name="T47"/></text:p>
            <text:p text:style-name="P17"><text:span text:style-name="T47">http GET localhost:3000/stories/1/comments</text:span></text:p>
            <text:p text:style-name="P17"><text:span text:style-name="T48"/></text:p>
            <text:p text:style-name="P17"><text:span text:style-name="T48">[</text:span></text:p>
            <text:p text:style-name="P17"><text:span text:style-name="T48"><text:s text:c="4"/></text:span><text:span text:style-name="T48">{</text:span></text:p>
            <text:p text:style-name="P17"><text:span text:style-name="T48"><text:s text:c="8"/></text:span><text:span text:style-name="T48">"comment": "this is a comment",</text:span></text:p>
            <text:p text:style-name="P17"><text:span text:style-name="T48"><text:s text:c="8"/></text:span><text:span text:style-name="T48">"id": 1,</text:span></text:p>
            <text:p text:style-name="P17"><text:span text:style-name="T48"><text:s text:c="8"/></text:span><text:span text:style-name="T48">"votes": 1</text:span></text:p>
            <text:p text:style-name="P17"><text:span text:style-name="T48"><text:s text:c="4"/></text:span><text:span text:style-name="T48">}</text:span></text:p>
            <text:p text:style-name="P17"><text:span text:style-name="T48">]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3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One_20_Column" presentation:presentation-page-layout-name="AL2T1">
        <draw:frame presentation:style-name="pr3" draw:text-style-name="P2" draw:layer="layout" svg:width="26.5cm" svg:height="1.8cm" svg:x="0.4cm" svg:y="0.2cm" presentation:class="title">
          <draw:text-box>
            <text:p><text:span text:style-name="T2">Questions?</text:span></text:p>
          </draw:text-box>
        </draw:frame>
        <draw:frame draw:style-name="gr26" draw:text-style-name="P22" draw:layer="layout" svg:width="11.225cm" svg:height="2.365cm" draw:transform="rotate (0.00349065850398866) translate (8.8cm 8.039cm)">
          <draw:text-box>
            <text:p text:style-name="P21"><text:span text:style-name="T61">https://github.com/danielytics</text:span></text:p>
            <text:p text:style-name="P21"><text:span text:style-name="T47"/></text:p>
          </draw:text-box>
        </draw:frame>
        <draw:frame draw:style-name="gr27" draw:text-style-name="P23" draw:layer="layout" svg:width="11.582cm" svg:height="4.505cm" draw:transform="rotate (0.00349065850398866) translate (8.8cm 4.04cm)">
          <draw:text-box>
            <text:p text:style-name="P21"><text:span text:style-name="T62">Any Questions?</text:span></text:p>
            <text:p text:style-name="P21"><text:span text:style-name="T48"/></text:p>
            <text:p text:style-name="P21"><text:span text:style-name="T63"/></text:p>
            <text:p text:style-name="P21"><text:span text:style-name="T47"/></text:p>
          </draw:text-box>
        </draw:frame>
        <presentation:notes draw:style-name="dp1">
          <draw:page-thumbnail draw:style-name="gr1" draw:layer="layout" svg:width="19.798cm" svg:height="11.136cm" svg:x="0.6cm" svg:y="2.257cm" draw:page-number="3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PS" svg:font-family="'Nimbus Mono PS'" style:font-pitch="fixed"/>
    <style:font-face style:name="Droid Sans Mono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Mono1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3T13:35:01.559925886</meta:creation-date>
    <meta:editing-duration>PT8H1M37S</meta:editing-duration>
    <meta:editing-cycles>83</meta:editing-cycles>
    <meta:generator>LibreOffice/6.1.6.3$Linux_X86_64 LibreOffice_project/10$Build-3</meta:generator>
    <dc:title>Portfolio</dc:title>
    <dc:date>2019-09-03T22:18:03.918781781</dc:date>
    <meta:document-statistic meta:object-count="222"/>
  </office:meta>
</office:document-meta>
</file>